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2429in"/>
    </style:style>
    <style:style style:name="co10" style:family="table-column">
      <style:table-column-properties fo:break-before="auto" style:column-width="1.7902in"/>
    </style:style>
    <style:style style:name="co11" style:family="table-column">
      <style:table-column-properties fo:break-before="auto" style:column-width="1.202in"/>
    </style:style>
    <style:style style:name="co12" style:family="table-column">
      <style:table-column-properties fo:break-before="auto" style:column-width="1.0362in"/>
    </style:style>
    <style:style style:name="co13" style:family="table-column">
      <style:table-column-properties fo:break-before="auto" style:column-width="1.3984in"/>
    </style:style>
    <style:style style:name="co14" style:family="table-column">
      <style:table-column-properties fo:break-before="auto" style:column-width="1.1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3" style:family="table-cell" style:parent-style-name="Default">
      <style:table-cell-properties fo:background-color="#999999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Balacing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owerSeconds</text:p>
          </table:table-cell>
          <table:table-cell table:formula="of:=[.A27]" office:value-type="string" office:string-value="Confused Kid" calcext:value-type="string">
            <text:p>Confused Kid</text:p>
          </table:table-cell>
          <table:table-cell table:formula="of:=[.A28]" office:value-type="string" office:string-value="Facebook Troll" calcext:value-type="string">
            <text:p>Facebook Troll</text:p>
          </table:table-cell>
          <table:table-cell table:formula="of:=[.A29]" office:value-type="string" office:string-value="Facebook Mom" calcext:value-type="string">
            <text:p>Facebook Mom</text:p>
          </table:table-cell>
          <table:table-cell table:formula="of:=[.$A30]" office:value-type="string" office:string-value="Nice Guy" calcext:value-type="string">
            <text:p>Nice Guy</text:p>
          </table:table-cell>
          <table:table-cell table:formula="of:=[.A31]" office:value-type="string" office:string-value="Facebook Addict" calcext:value-type="string">
            <text:p>Facebook Addict</text:p>
          </table:table-cell>
          <table:table-cell table:formula="of:=[.A32]" office:value-type="string" office:string-value="Karen" calcext:value-type="string">
            <text:p>Karen</text:p>
          </table:table-cell>
          <table:table-cell table:number-columns-repeated="4"/>
          <table:table-cell office:value-type="string" calcext:value-type="string">
            <text:p>DmgTowerMob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office:value-type="string" calcext:value-type="string">
            <text:p>Like 1</text:p>
          </table:table-cell>
          <table:table-cell table:formula="of:=[.$B$27]/[.$H17]" office:value-type="float" office:value="49" calcext:value-type="float">
            <text:p>49</text:p>
          </table:table-cell>
          <table:table-cell table:formula="of:=[.$B$28]/[.$H17]" office:value-type="float" office:value="35" calcext:value-type="float">
            <text:p>35</text:p>
          </table:table-cell>
          <table:table-cell table:formula="of:=[.$B$29]/[.$H17]" office:value-type="float" office:value="56" calcext:value-type="float">
            <text:p>56</text:p>
          </table:table-cell>
          <table:table-cell table:number-columns-repeated="7"/>
          <table:table-cell office:value-type="string" calcext:value-type="string">
            <text:p>Like 1</text:p>
          </table:table-cell>
          <table:table-cell table:style-name="ce1" table:formula="of:=([.$D17]/[.$C$27])*[.$H17]" office:value-type="float" office:value="3.80952380952381" calcext:value-type="float">
            <text:p>3.8</text:p>
          </table:table-cell>
          <table:table-cell table:style-name="ce1" table:formula="of:=([.$D17]/[.$C$28])*[.$H17]" office:value-type="float" office:value="0.0952380952380952" calcext:value-type="float">
            <text:p>0.1</text:p>
          </table:table-cell>
          <table:table-cell table:style-name="ce1" table:formula="of:=([.$D17]/[.$C$29])*[.$H17]" office:value-type="float" office:value="0.0761904761904762" calcext:value-type="float">
            <text:p>0.1</text:p>
          </table:table-cell>
          <table:table-cell table:style-name="ce1" table:formula="of:=([.$D17]/[.$C$30])*[.$H17]" office:value-type="float" office:value="0.0634920634920635" calcext:value-type="float">
            <text:p>0.1</text:p>
          </table:table-cell>
          <table:table-cell table:style-name="ce1" table:formula="of:=([.$D17]/[.$C$31])*[.$H17]" office:value-type="float" office:value="0.0571428571428571" calcext:value-type="float">
            <text:p>0.1</text:p>
          </table:table-cell>
          <table:table-cell table:style-name="ce1" table:formula="of:=([.$D17]/[.$C$32])*[.$H17]" office:value-type="float" office:value="0.051948051948052" calcext:value-type="float">
            <text:p>0.1</text:p>
          </table:table-cell>
        </table:table-row>
        <table:table-row table:style-name="ro1">
          <table:table-cell office:value-type="string" calcext:value-type="string">
            <text:p>Like 2</text:p>
          </table:table-cell>
          <table:table-cell table:formula="of:=[.$B$27]/[.$H18]" office:value-type="float" office:value="14" calcext:value-type="float">
            <text:p>14</text:p>
          </table:table-cell>
          <table:table-cell table:formula="of:=[.$B$28]/[.$H18]" office:value-type="float" office:value="10" calcext:value-type="float">
            <text:p>10</text:p>
          </table:table-cell>
          <table:table-cell table:formula="of:=[.$B$29]/[.$H18]" office:value-type="float" office:value="16" calcext:value-type="float">
            <text:p>16</text:p>
          </table:table-cell>
          <table:table-cell table:number-columns-repeated="7"/>
          <table:table-cell office:value-type="string" calcext:value-type="string">
            <text:p>Like 2</text:p>
          </table:table-cell>
          <table:table-cell table:style-name="ce1" table:formula="of:=([.$D18]/[.$C$27])*[.$H18]" office:value-type="float" office:value="1000" calcext:value-type="float">
            <text:p>1000.0</text:p>
          </table:table-cell>
          <table:table-cell table:style-name="ce1" table:formula="of:=([.$D18]/[.$C$28])*[.$H18]" office:value-type="float" office:value="25" calcext:value-type="float">
            <text:p>25.0</text:p>
          </table:table-cell>
          <table:table-cell table:style-name="ce1" table:formula="of:=([.$D18]/[.$C$29])*[.$H18]" office:value-type="float" office:value="20" calcext:value-type="float">
            <text:p>20.0</text:p>
          </table:table-cell>
          <table:table-cell table:style-name="ce1" table:formula="of:=([.$D18]/[.$C$30])*[.$H18]" office:value-type="float" office:value="16.6666666666667" calcext:value-type="float">
            <text:p>16.7</text:p>
          </table:table-cell>
          <table:table-cell table:style-name="ce1" table:formula="of:=([.$D18]/[.$C$31])*[.$H18]" office:value-type="float" office:value="15" calcext:value-type="float">
            <text:p>15.0</text:p>
          </table:table-cell>
          <table:table-cell table:style-name="ce1" table:formula="of:=([.$D18]/[.$C$32])*[.$H18]" office:value-type="float" office:value="13.6363636363636" calcext:value-type="float">
            <text:p>13.6</text:p>
          </table:table-cell>
        </table:table-row>
        <table:table-row table:style-name="ro1">
          <table:table-cell office:value-type="string" calcext:value-type="string">
            <text:p>PP 1</text:p>
          </table:table-cell>
          <table:table-cell table:formula="of:=[.$B$27]/[.$H19]" office:value-type="float" office:value="21" calcext:value-type="float">
            <text:p>21</text:p>
          </table:table-cell>
          <table:table-cell table:formula="of:=[.$B$28]/[.$H19]" office:value-type="float" office:value="15" calcext:value-type="float">
            <text:p>15</text:p>
          </table:table-cell>
          <table:table-cell table:formula="of:=[.$B$29]/[.$H19]" office:value-type="float" office:value="24" calcext:value-type="float">
            <text:p>24</text:p>
          </table:table-cell>
          <table:table-cell table:number-columns-repeated="7"/>
          <table:table-cell office:value-type="string" calcext:value-type="string">
            <text:p>PP 1</text:p>
          </table:table-cell>
          <table:table-cell table:style-name="ce1" table:formula="of:=([.$D19]/[.$C$27])*[.$H19]" office:value-type="float" office:value="644.444444444444" calcext:value-type="float">
            <text:p>644.4</text:p>
          </table:table-cell>
          <table:table-cell table:style-name="ce1" table:formula="of:=([.$D19]/[.$C$28])*[.$H19]" office:value-type="float" office:value="16.1111111111111" calcext:value-type="float">
            <text:p>16.1</text:p>
          </table:table-cell>
          <table:table-cell table:style-name="ce1" table:formula="of:=([.$D19]/[.$C$29])*[.$H19]" office:value-type="float" office:value="12.8888888888889" calcext:value-type="float">
            <text:p>12.9</text:p>
          </table:table-cell>
          <table:table-cell table:style-name="ce1" table:formula="of:=([.$D19]/[.$C$30])*[.$H19]" office:value-type="float" office:value="10.7407407407407" calcext:value-type="float">
            <text:p>10.7</text:p>
          </table:table-cell>
          <table:table-cell table:style-name="ce1" table:formula="of:=([.$D19]/[.$C$31])*[.$H19]" office:value-type="float" office:value="9.66666666666667" calcext:value-type="float">
            <text:p>9.7</text:p>
          </table:table-cell>
          <table:table-cell table:style-name="ce1" table:formula="of:=([.$D19]/[.$C$32])*[.$H19]" office:value-type="float" office:value="8.78787878787879" calcext:value-type="float">
            <text:p>8.8</text:p>
          </table:table-cell>
        </table:table-row>
        <table:table-row table:style-name="ro1">
          <table:table-cell office:value-type="string" calcext:value-type="string">
            <text:p>PP 2</text:p>
          </table:table-cell>
          <table:table-cell table:formula="of:=[.$B$27]/[.$H20]" office:value-type="float" office:value="9.8" calcext:value-type="float">
            <text:p>9.8</text:p>
          </table:table-cell>
          <table:table-cell table:formula="of:=[.$B$28]/[.$H20]" office:value-type="float" office:value="7" calcext:value-type="float">
            <text:p>7</text:p>
          </table:table-cell>
          <table:table-cell table:formula="of:=[.$B$29]/[.$H20]" office:value-type="float" office:value="11.2" calcext:value-type="float">
            <text:p>11.2</text:p>
          </table:table-cell>
          <table:table-cell table:number-columns-repeated="7"/>
          <table:table-cell office:value-type="string" calcext:value-type="string">
            <text:p>PP 2</text:p>
          </table:table-cell>
          <table:table-cell table:style-name="ce1" table:formula="of:=([.$D20]/[.$C$27])*[.$H20]" office:value-type="float" office:value="2142.85714285714" calcext:value-type="float">
            <text:p>2142.9</text:p>
          </table:table-cell>
          <table:table-cell table:style-name="ce1" table:formula="of:=([.$D20]/[.$C$28])*[.$H20]" office:value-type="float" office:value="53.5714285714286" calcext:value-type="float">
            <text:p>53.6</text:p>
          </table:table-cell>
          <table:table-cell table:style-name="ce1" table:formula="of:=([.$D20]/[.$C$29])*[.$H20]" office:value-type="float" office:value="42.8571428571429" calcext:value-type="float">
            <text:p>42.9</text:p>
          </table:table-cell>
          <table:table-cell table:style-name="ce1" table:formula="of:=([.$D20]/[.$C$30])*[.$H20]" office:value-type="float" office:value="35.7142857142857" calcext:value-type="float">
            <text:p>35.7</text:p>
          </table:table-cell>
          <table:table-cell table:style-name="ce1" table:formula="of:=([.$D20]/[.$C$31])*[.$H20]" office:value-type="float" office:value="32.1428571428571" calcext:value-type="float">
            <text:p>32.1</text:p>
          </table:table-cell>
          <table:table-cell table:style-name="ce1" table:formula="of:=([.$D20]/[.$C$32])*[.$H20]" office:value-type="float" office:value="29.2207792207792" calcext:value-type="float">
            <text:p>29.2</text:p>
          </table:table-cell>
        </table:table-row>
        <table:table-row table:style-name="ro1">
          <table:table-cell office:value-type="string" calcext:value-type="string">
            <text:p>Comment 1</text:p>
          </table:table-cell>
          <table:table-cell table:formula="of:=[.$B$27]/[.$H21]" office:value-type="float" office:value="7" calcext:value-type="float">
            <text:p>7</text:p>
          </table:table-cell>
          <table:table-cell table:formula="of:=[.$B$28]/[.$H21]" office:value-type="float" office:value="5" calcext:value-type="float">
            <text:p>5</text:p>
          </table:table-cell>
          <table:table-cell table:formula="of:=[.$B$29]/[.$H21]" office:value-type="float" office:value="8" calcext:value-type="float">
            <text:p>8</text:p>
          </table:table-cell>
          <table:table-cell table:number-columns-repeated="7"/>
          <table:table-cell office:value-type="string" calcext:value-type="string">
            <text:p>Comment 1</text:p>
          </table:table-cell>
          <table:table-cell table:style-name="ce1" table:formula="of:=([.$D21]/[.$C$27])*[.$H21]" office:value-type="float" office:value="3333.33333333333" calcext:value-type="float">
            <text:p>3333.3</text:p>
          </table:table-cell>
          <table:table-cell table:style-name="ce1" table:formula="of:=([.$D21]/[.$C$28])*[.$H21]" office:value-type="float" office:value="83.3333333333333" calcext:value-type="float">
            <text:p>83.3</text:p>
          </table:table-cell>
          <table:table-cell table:style-name="ce1" table:formula="of:=([.$D21]/[.$C$29])*[.$H21]" office:value-type="float" office:value="66.6666666666667" calcext:value-type="float">
            <text:p>66.7</text:p>
          </table:table-cell>
          <table:table-cell table:style-name="ce1" table:formula="of:=([.$D21]/[.$C$30])*[.$H21]" office:value-type="float" office:value="55.5555555555556" calcext:value-type="float">
            <text:p>55.6</text:p>
          </table:table-cell>
          <table:table-cell table:style-name="ce1" table:formula="of:=([.$D21]/[.$C$31])*[.$H21]" office:value-type="float" office:value="50" calcext:value-type="float">
            <text:p>50.0</text:p>
          </table:table-cell>
          <table:table-cell table:style-name="ce1" table:formula="of:=([.$D21]/[.$C$32])*[.$H21]" office:value-type="float" office:value="45.4545454545455" calcext:value-type="float">
            <text:p>45.5</text:p>
          </table:table-cell>
        </table:table-row>
        <table:table-row table:style-name="ro1">
          <table:table-cell office:value-type="string" calcext:value-type="string">
            <text:p>Comment 2</text:p>
          </table:table-cell>
          <table:table-cell table:formula="of:=[.$B$27]/[.$H22]" office:value-type="float" office:value="4" calcext:value-type="float">
            <text:p>4</text:p>
          </table:table-cell>
          <table:table-cell table:formula="of:=[.$B$28]/[.$H22]" office:value-type="float" office:value="2.85714285714286" calcext:value-type="float">
            <text:p>2.85714285714286</text:p>
          </table:table-cell>
          <table:table-cell table:formula="of:=[.$B$29]/[.$H22]" office:value-type="float" office:value="4.57142857142857" calcext:value-type="float">
            <text:p>4.57142857142857</text:p>
          </table:table-cell>
          <table:table-cell table:number-columns-repeated="7"/>
          <table:table-cell office:value-type="string" calcext:value-type="string">
            <text:p>Comment 2</text:p>
          </table:table-cell>
          <table:table-cell table:style-name="ce1" table:formula="of:=([.$D22]/[.$C$27])*[.$H22]" office:value-type="float" office:value="7000" calcext:value-type="float">
            <text:p>7000.0</text:p>
          </table:table-cell>
          <table:table-cell table:style-name="ce1" table:formula="of:=([.$D22]/[.$C$28])*[.$H22]" office:value-type="float" office:value="175" calcext:value-type="float">
            <text:p>175.0</text:p>
          </table:table-cell>
          <table:table-cell table:style-name="ce1" table:formula="of:=([.$D22]/[.$C$29])*[.$H22]" office:value-type="float" office:value="140" calcext:value-type="float">
            <text:p>140.0</text:p>
          </table:table-cell>
          <table:table-cell table:style-name="ce1" table:formula="of:=([.$D22]/[.$C$30])*[.$H22]" office:value-type="float" office:value="116.666666666667" calcext:value-type="float">
            <text:p>116.7</text:p>
          </table:table-cell>
          <table:table-cell table:style-name="ce1" table:formula="of:=([.$D22]/[.$C$31])*[.$H22]" office:value-type="float" office:value="105" calcext:value-type="float">
            <text:p>105.0</text:p>
          </table:table-cell>
          <table:table-cell table:style-name="ce1" table:formula="of:=([.$D22]/[.$C$32])*[.$H22]" office:value-type="float" office:value="95.4545454545455" calcext:value-type="float">
            <text:p>95.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How much money do I need to spend on one tower to kill a mob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string" calcext:value-type="string">
            <text:p>MoneyTower/MoneyMob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$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1</text:p>
          </table:table-cell>
          <table:table-cell table:style-name="ce1" table:formula="of:=[.$B$27]/[.M5]*[.$B17]" office:value-type="float" office:value="183.75" calcext:value-type="float">
            <text:p>183.8</text:p>
          </table:table-cell>
          <table:table-cell table:style-name="ce1" table:formula="of:=[.$B$28]/[.N5]*[.$B17]" office:value-type="float" office:value="5250" calcext:value-type="float">
            <text:p>5250.0</text:p>
          </table:table-cell>
          <table:table-cell table:style-name="ce1" table:formula="of:=[.$B$29]/[.O5]*[.$B17]" office:value-type="float" office:value="10500" calcext:value-type="float">
            <text:p>10500.0</text:p>
          </table:table-cell>
          <table:table-cell table:style-name="ce1" table:formula="of:=[.$B$30]/[.P5]*[.$B17]" office:value-type="float" office:value="15750" calcext:value-type="float">
            <text:p>15750.0</text:p>
          </table:table-cell>
          <table:table-cell table:style-name="ce1" table:formula="of:=[.$B$31]/[.Q5]*[.$B17]" office:value-type="float" office:value="21000" calcext:value-type="float">
            <text:p>21000.0</text:p>
          </table:table-cell>
          <table:table-cell table:style-name="ce1" table:formula="of:=[.$B$32]/[.R5]*[.$B17]" office:value-type="float" office:value="28875" calcext:value-type="float">
            <text:p>28875.0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2</text:p>
          </table:table-cell>
          <table:table-cell table:style-name="ce1" table:formula="of:=[.$B$27]/[.M6]*[.$B18]" office:value-type="float" office:value="2.8" calcext:value-type="float">
            <text:p>2.8</text:p>
          </table:table-cell>
          <table:table-cell table:style-name="ce1" table:formula="of:=[.$B$28]/[.N6]*[.$B18]" office:value-type="float" office:value="80" calcext:value-type="float">
            <text:p>80.0</text:p>
          </table:table-cell>
          <table:table-cell table:style-name="ce1" table:formula="of:=[.$B$29]/[.O6]*[.$B18]" office:value-type="float" office:value="160" calcext:value-type="float">
            <text:p>160.0</text:p>
          </table:table-cell>
          <table:table-cell table:style-name="ce1" table:formula="of:=[.$B$30]/[.P6]*[.$B18]" office:value-type="float" office:value="240" calcext:value-type="float">
            <text:p>240.0</text:p>
          </table:table-cell>
          <table:table-cell table:style-name="ce1" table:formula="of:=[.$B$31]/[.Q6]*[.$B18]" office:value-type="float" office:value="320" calcext:value-type="float">
            <text:p>320.0</text:p>
          </table:table-cell>
          <table:table-cell table:style-name="ce1" table:formula="of:=[.$B$32]/[.R6]*[.$B18]" office:value-type="float" office:value="440" calcext:value-type="float">
            <text:p>440.0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"/>
          <table:table-cell office:value-type="string" calcext:value-type="string">
            <text:p>PP 1</text:p>
          </table:table-cell>
          <table:table-cell table:style-name="ce1" table:formula="of:=[.$B$27]/[.M7]*[.$B19]" office:value-type="float" office:value="2.17241379310345" calcext:value-type="float">
            <text:p>2.2</text:p>
          </table:table-cell>
          <table:table-cell table:style-name="ce1" table:formula="of:=[.$B$28]/[.N7]*[.$B19]" office:value-type="float" office:value="62.0689655172414" calcext:value-type="float">
            <text:p>62.1</text:p>
          </table:table-cell>
          <table:table-cell table:style-name="ce1" table:formula="of:=[.$B$29]/[.O7]*[.$B19]" office:value-type="float" office:value="124.137931034483" calcext:value-type="float">
            <text:p>124.1</text:p>
          </table:table-cell>
          <table:table-cell table:style-name="ce1" table:formula="of:=[.$B$30]/[.P7]*[.$B19]" office:value-type="float" office:value="186.206896551724" calcext:value-type="float">
            <text:p>186.2</text:p>
          </table:table-cell>
          <table:table-cell table:style-name="ce1" table:formula="of:=[.$B$31]/[.Q7]*[.$B19]" office:value-type="float" office:value="248.275862068966" calcext:value-type="float">
            <text:p>248.3</text:p>
          </table:table-cell>
          <table:table-cell table:style-name="ce1" table:formula="of:=[.$B$32]/[.R7]*[.$B19]" office:value-type="float" office:value="341.379310344828" calcext:value-type="float">
            <text:p>341.4</text:p>
          </table:table-cell>
        </table:table-row>
        <table:table-row table:style-name="ro1">
          <table:table-cell office:value-type="string" calcext:value-type="string">
            <text:p>Tower 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ireRate</text:p>
          </table:table-cell>
          <table:table-cell office:value-type="string" calcext:value-type="string">
            <text:p>BulletSpeed</text:p>
          </table:table-cell>
          <table:table-cell/>
          <table:table-cell office:value-type="string" calcext:value-type="string">
            <text:p>DPS</text:p>
          </table:table-cell>
          <table:table-cell office:value-type="string" calcext:value-type="string">
            <text:p>DPS/Gold</text:p>
          </table:table-cell>
          <table:table-cell table:number-columns-repeated="2"/>
          <table:table-cell office:value-type="string" calcext:value-type="string">
            <text:p>PP 2</text:p>
          </table:table-cell>
          <table:table-cell table:style-name="ce1" table:formula="of:=[.$B$27]/[.M8]*[.$B20]" office:value-type="float" office:value="2.61333333333333" calcext:value-type="float">
            <text:p>2.6</text:p>
          </table:table-cell>
          <table:table-cell table:style-name="ce1" table:formula="of:=[.$B$28]/[.N8]*[.$B20]" office:value-type="float" office:value="74.6666666666667" calcext:value-type="float">
            <text:p>74.7</text:p>
          </table:table-cell>
          <table:table-cell table:style-name="ce1" table:formula="of:=[.$B$29]/[.O8]*[.$B20]" office:value-type="float" office:value="149.333333333333" calcext:value-type="float">
            <text:p>149.3</text:p>
          </table:table-cell>
          <table:table-cell table:style-name="ce1" table:formula="of:=[.$B$30]/[.P8]*[.$B20]" office:value-type="float" office:value="224" calcext:value-type="float">
            <text:p>224.0</text:p>
          </table:table-cell>
          <table:table-cell table:style-name="ce1" table:formula="of:=[.$B$31]/[.Q8]*[.$B20]" office:value-type="float" office:value="298.666666666667" calcext:value-type="float">
            <text:p>298.7</text:p>
          </table:table-cell>
          <table:table-cell table:style-name="ce1" table:formula="of:=[.$B$32]/[.R8]*[.$B20]" office:value-type="float" office:value="410.666666666667" calcext:value-type="float">
            <text:p>410.7</text:p>
          </table:table-cell>
        </table:table-row>
        <table:table-row table:style-name="ro1">
          <table:table-cell office:value-type="string" calcext:value-type="string">
            <text:p>Like 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17]*(1/[.E17])" office:value-type="float" office:value="1.42857142857143" calcext:value-type="float">
            <text:p>1.42857142857143</text:p>
          </table:table-cell>
          <table:table-cell table:formula="of:=[.H17]/[.B17]" office:value-type="float" office:value="0.142857142857143" calcext:value-type="float">
            <text:p>0.142857142857143</text:p>
          </table:table-cell>
          <table:table-cell table:number-columns-repeated="2"/>
          <table:table-cell office:value-type="string" calcext:value-type="string">
            <text:p>Comment 1</text:p>
          </table:table-cell>
          <table:table-cell table:style-name="ce1" table:formula="of:=[.$B$27]/[.M9]*[.$B21]" office:value-type="float" office:value="2.52" calcext:value-type="float">
            <text:p>2.5</text:p>
          </table:table-cell>
          <table:table-cell table:style-name="ce1" table:formula="of:=[.$B$28]/[.N9]*[.$B21]" office:value-type="float" office:value="72" calcext:value-type="float">
            <text:p>72.0</text:p>
          </table:table-cell>
          <table:table-cell table:style-name="ce1" table:formula="of:=[.$B$29]/[.O9]*[.$B21]" office:value-type="float" office:value="144" calcext:value-type="float">
            <text:p>144.0</text:p>
          </table:table-cell>
          <table:table-cell table:style-name="ce1" table:formula="of:=[.$B$30]/[.P9]*[.$B21]" office:value-type="float" office:value="216" calcext:value-type="float">
            <text:p>216.0</text:p>
          </table:table-cell>
          <table:table-cell table:style-name="ce1" table:formula="of:=[.$B$31]/[.Q9]*[.$B21]" office:value-type="float" office:value="288" calcext:value-type="float">
            <text:p>288.0</text:p>
          </table:table-cell>
          <table:table-cell table:style-name="ce1" table:formula="of:=[.$B$32]/[.R9]*[.$B21]" office:value-type="float" office:value="396" calcext:value-type="float">
            <text:p>396.0</text:p>
          </table:table-cell>
        </table:table-row>
        <table:table-row table:style-name="ro1">
          <table:table-cell office:value-type="string" calcext:value-type="string">
            <text:p>Like 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.4" calcext:value-type="float">
            <text:p>0.4</text:p>
          </table:table-cell>
          <table:table-cell office:value-type="float" office:value="350" calcext:value-type="float">
            <text:p>350</text:p>
          </table:table-cell>
          <table:table-cell/>
          <table:table-cell table:formula="of:=[.C18]*(1/[.E18])" office:value-type="float" office:value="5" calcext:value-type="float">
            <text:p>5</text:p>
          </table:table-cell>
          <table:table-cell table:formula="of:=[.H18]/[.B18]" office:value-type="float" office:value="0.125" calcext:value-type="float">
            <text:p>0.125</text:p>
          </table:table-cell>
          <table:table-cell table:number-columns-repeated="2"/>
          <table:table-cell office:value-type="string" calcext:value-type="string">
            <text:p>Comment 2</text:p>
          </table:table-cell>
          <table:table-cell table:style-name="ce1" table:formula="of:=[.$B$27]/[.M10]*[.$B22]" office:value-type="float" office:value="3.5" calcext:value-type="float">
            <text:p>3.5</text:p>
          </table:table-cell>
          <table:table-cell table:style-name="ce1" table:formula="of:=[.$B$28]/[.N10]*[.$B22]" office:value-type="float" office:value="100" calcext:value-type="float">
            <text:p>100.0</text:p>
          </table:table-cell>
          <table:table-cell table:style-name="ce1" table:formula="of:=[.$B$29]/[.O10]*[.$B22]" office:value-type="float" office:value="200" calcext:value-type="float">
            <text:p>200.0</text:p>
          </table:table-cell>
          <table:table-cell table:style-name="ce1" table:formula="of:=[.$B$30]/[.P10]*[.$B22]" office:value-type="float" office:value="300" calcext:value-type="float">
            <text:p>300.0</text:p>
          </table:table-cell>
          <table:table-cell table:style-name="ce1" table:formula="of:=[.$B$31]/[.Q10]*[.$B22]" office:value-type="float" office:value="400" calcext:value-type="float">
            <text:p>400.0</text:p>
          </table:table-cell>
          <table:table-cell table:style-name="ce1" table:formula="of:=[.$B$32]/[.R10]*[.$B22]" office:value-type="float" office:value="550" calcext:value-type="float">
            <text:p>550.0</text:p>
          </table:table-cell>
        </table:table-row>
        <table:table-row table:style-name="ro1">
          <table:table-cell office:value-type="string" calcext:value-type="string">
            <text:p>PP 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1.5" calcext:value-type="float">
            <text:p>1.5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C19]*(1/[.E19])" office:value-type="float" office:value="3.33333333333333" calcext:value-type="float">
            <text:p>3.33333333333333</text:p>
          </table:table-cell>
          <table:table-cell table:formula="of:=[.H19]/[.B19]" office:value-type="float" office:value="0.166666666666667" calcext:value-type="float">
            <text:p>0.16666666666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P 2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50" calcext:value-type="float">
            <text:p>450</text:p>
          </table:table-cell>
          <table:table-cell office:value-type="float" office:value="1.4" calcext:value-type="float">
            <text:p>1.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C20]*(1/[.E20])" office:value-type="float" office:value="7.14285714285714" calcext:value-type="float">
            <text:p>7.14285714285714</text:p>
          </table:table-cell>
          <table:table-cell table:formula="of:=[.H20]/[.B20]" office:value-type="float" office:value="0.0892857142857143" calcext:value-type="float">
            <text:p>0.0892857142857143</text:p>
          </table:table-cell>
          <table:table-cell table:number-columns-repeated="2"/>
          <table:table-cell office:value-type="string" calcext:value-type="string">
            <text:p>How much money do they need to spend vs me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ment 1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/>
          <table:table-cell table:formula="of:=[.C21]*(1/[.E21])" office:value-type="float" office:value="10" calcext:value-type="float">
            <text:p>10</text:p>
          </table:table-cell>
          <table:table-cell table:formula="of:=[.H21]/[.B21]" office:value-type="float" office:value="0.0833333333333333" calcext:value-type="float">
            <text:p>0.0833333333333333</text:p>
          </table:table-cell>
          <table:table-cell table:number-columns-repeated="2"/>
          <table:table-cell office:value-type="string" calcext:value-type="string">
            <text:p>MobEffectiveness</text:p>
          </table:table-cell>
          <table:table-cell table:formula="of:=[.$A$27]" office:value-type="string" office:string-value="Confused Kid" calcext:value-type="string">
            <text:p>Confused Kid</text:p>
          </table:table-cell>
          <table:table-cell table:formula="of:=[.$A$28]" office:value-type="string" office:string-value="Facebook Troll" calcext:value-type="string">
            <text:p>Facebook Troll</text:p>
          </table:table-cell>
          <table:table-cell table:formula="of:=[.$A$29]" office:value-type="string" office:string-value="Facebook Mom" calcext:value-type="string">
            <text:p>Facebook Mom</text:p>
          </table:table-cell>
          <table:table-cell table:formula="of:=[.$A$30]" office:value-type="string" office:string-value="Nice Guy" calcext:value-type="string">
            <text:p>Nice Guy</text:p>
          </table:table-cell>
          <table:table-cell table:formula="of:=[.$A$31]" office:value-type="string" office:string-value="Facebook Addict" calcext:value-type="string">
            <text:p>Facebook Addict</text:p>
          </table:table-cell>
          <table:table-cell table:formula="of:=[.$A$32]" office:value-type="string" office:string-value="Karen" calcext:value-type="string">
            <text:p>Karen</text:p>
          </table:table-cell>
        </table:table-row>
        <table:table-row table:style-name="ro1">
          <table:table-cell office:value-type="string" calcext:value-type="string">
            <text:p>Comment 2</text:p>
          </table:table-cell>
          <table:table-cell office:value-type="float" office:value="350" calcext:value-type="float">
            <text:p>350</text:p>
          </table:table-cell>
          <table:table-cell office:value-type="float" office:value="7" calcext:value-type="float">
            <text:p>7</text:p>
          </table:table-cell>
          <table:table-cell office:value-type="float" office:value="600" calcext:value-type="float">
            <text:p>600</text:p>
          </table:table-cell>
          <table:table-cell office:value-type="float" office:value="0.4" calcext:value-type="float">
            <text:p>0.4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[.C22]*(1/[.E22])" office:value-type="float" office:value="17.5" calcext:value-type="float">
            <text:p>17.5</text:p>
          </table:table-cell>
          <table:table-cell table:formula="of:=[.H22]/[.B22]" office:value-type="float" office:value="0.05" calcext:value-type="float">
            <text:p>0.05</text:p>
          </table:table-cell>
          <table:table-cell table:number-columns-repeated="2"/>
          <table:table-cell office:value-type="string" calcext:value-type="string">
            <text:p>Like 1</text:p>
          </table:table-cell>
          <table:table-cell table:formula="of:=[.M13]/[.$F$27]" office:value-type="float" office:value="36.75" calcext:value-type="float">
            <text:p>36.75</text:p>
          </table:table-cell>
          <table:table-cell table:formula="of:=[.N13]/[.$F$28]" office:value-type="float" office:value="525" calcext:value-type="float">
            <text:p>525</text:p>
          </table:table-cell>
          <table:table-cell table:formula="of:=[.O13]/[.$F$29]" office:value-type="float" office:value="525" calcext:value-type="float">
            <text:p>525</text:p>
          </table:table-cell>
          <table:table-cell table:formula="of:=[.P13]/[.$F$30]" office:value-type="float" office:value="525" calcext:value-type="float">
            <text:p>525</text:p>
          </table:table-cell>
          <table:table-cell table:formula="of:=[.Q13]/[.$F$31]" office:value-type="float" office:value="420" calcext:value-type="float">
            <text:p>420</text:p>
          </table:table-cell>
          <table:table-cell table:formula="of:=[.R13]/[.$F$32]" office:value-type="float" office:value="288.75" calcext:value-type="float">
            <text:p>288.7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Like 2</text:p>
          </table:table-cell>
          <table:table-cell table:formula="of:=[.M14]/[.$F$27]" office:value-type="float" office:value="0.56" calcext:value-type="float">
            <text:p>0.56</text:p>
          </table:table-cell>
          <table:table-cell table:formula="of:=[.N14]/[.$F$28]" office:value-type="float" office:value="8" calcext:value-type="float">
            <text:p>8</text:p>
          </table:table-cell>
          <table:table-cell table:formula="of:=[.O14]/[.$F$29]" office:value-type="float" office:value="8" calcext:value-type="float">
            <text:p>8</text:p>
          </table:table-cell>
          <table:table-cell table:formula="of:=[.P14]/[.$F$30]" office:value-type="float" office:value="8" calcext:value-type="float">
            <text:p>8</text:p>
          </table:table-cell>
          <table:table-cell table:formula="of:=[.Q14]/[.$F$31]" office:value-type="float" office:value="6.4" calcext:value-type="float">
            <text:p>6.4</text:p>
          </table:table-cell>
          <table:table-cell table:formula="of:=[.R14]/[.$F$32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Tilesize</text:p>
          </table:table-cell>
          <table:table-cell office:value-type="float" office:value="32" calcext:value-type="float">
            <text:p>32</text:p>
          </table:table-cell>
          <table:table-cell table:number-columns-repeated="9"/>
          <table:table-cell office:value-type="string" calcext:value-type="string">
            <text:p>PP 1</text:p>
          </table:table-cell>
          <table:table-cell table:formula="of:=[.M15]/[.$F$27]" office:value-type="float" office:value="0.43448275862069" calcext:value-type="float">
            <text:p>0.43448275862069</text:p>
          </table:table-cell>
          <table:table-cell table:formula="of:=[.N15]/[.$F$28]" office:value-type="float" office:value="6.20689655172414" calcext:value-type="float">
            <text:p>6.20689655172414</text:p>
          </table:table-cell>
          <table:table-cell table:formula="of:=[.O15]/[.$F$29]" office:value-type="float" office:value="6.20689655172414" calcext:value-type="float">
            <text:p>6.20689655172414</text:p>
          </table:table-cell>
          <table:table-cell table:formula="of:=[.P15]/[.$F$30]" office:value-type="float" office:value="6.20689655172414" calcext:value-type="float">
            <text:p>6.20689655172414</text:p>
          </table:table-cell>
          <table:table-cell table:formula="of:=[.Q15]/[.$F$31]" office:value-type="float" office:value="4.96551724137931" calcext:value-type="float">
            <text:p>4.96551724137931</text:p>
          </table:table-cell>
          <table:table-cell table:formula="of:=[.R15]/[.$F$32]" office:value-type="float" office:value="3.41379310344828" calcext:value-type="float">
            <text:p>3.41379310344828</text:p>
          </table:table-cell>
        </table:table-row>
        <table:table-row table:style-name="ro1">
          <table:table-cell office:value-type="string" calcext:value-type="string">
            <text:p>Stats</text:p>
          </table:table-cell>
          <table:table-cell table:number-columns-repeated="10"/>
          <table:table-cell office:value-type="string" calcext:value-type="string">
            <text:p>PP 2</text:p>
          </table:table-cell>
          <table:table-cell table:formula="of:=[.M16]/[.$F$27]" office:value-type="float" office:value="0.522666666666667" calcext:value-type="float">
            <text:p>0.522666666666667</text:p>
          </table:table-cell>
          <table:table-cell table:formula="of:=[.N16]/[.$F$28]" office:value-type="float" office:value="7.46666666666667" calcext:value-type="float">
            <text:p>7.46666666666667</text:p>
          </table:table-cell>
          <table:table-cell table:formula="of:=[.O16]/[.$F$29]" office:value-type="float" office:value="7.46666666666667" calcext:value-type="float">
            <text:p>7.46666666666667</text:p>
          </table:table-cell>
          <table:table-cell table:formula="of:=[.P16]/[.$F$30]" office:value-type="float" office:value="7.46666666666667" calcext:value-type="float">
            <text:p>7.46666666666667</text:p>
          </table:table-cell>
          <table:table-cell table:formula="of:=[.Q16]/[.$F$31]" office:value-type="float" office:value="5.97333333333333" calcext:value-type="float">
            <text:p>5.97333333333333</text:p>
          </table:table-cell>
          <table:table-cell table:formula="of:=[.R16]/[.$F$32]" office:value-type="float" office:value="4.10666666666667" calcext:value-type="float">
            <text:p>4.10666666666667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HP/Gold</text:p>
          </table:table-cell>
          <table:table-cell office:value-type="string" calcext:value-type="string">
            <text:p>Income/Gold</text:p>
          </table:table-cell>
          <table:table-cell office:value-type="string" calcext:value-type="string">
            <text:p>Seconds on Map</text:p>
          </table:table-cell>
          <table:table-cell/>
          <table:table-cell office:value-type="string" calcext:value-type="string">
            <text:p>Comment 1</text:p>
          </table:table-cell>
          <table:table-cell table:formula="of:=[.M17]/[.$F$27]" office:value-type="float" office:value="0.504" calcext:value-type="float">
            <text:p>0.504</text:p>
          </table:table-cell>
          <table:table-cell table:formula="of:=[.N17]/[.$F$28]" office:value-type="float" office:value="7.2" calcext:value-type="float">
            <text:p>7.2</text:p>
          </table:table-cell>
          <table:table-cell table:formula="of:=[.O17]/[.$F$29]" office:value-type="float" office:value="7.2" calcext:value-type="float">
            <text:p>7.2</text:p>
          </table:table-cell>
          <table:table-cell table:formula="of:=[.P17]/[.$F$30]" office:value-type="float" office:value="7.2" calcext:value-type="float">
            <text:p>7.2</text:p>
          </table:table-cell>
          <table:table-cell table:formula="of:=[.Q17]/[.$F$31]" office:value-type="float" office:value="5.76" calcext:value-type="float">
            <text:p>5.76</text:p>
          </table:table-cell>
          <table:table-cell table:formula="of:=[.R17]/[.$F$32]" office:value-type="float" office:value="3.96" calcext:value-type="float">
            <text:p>3.96</text:p>
          </table:table-cell>
        </table:table-row>
        <table:table-row table:style-name="ro1">
          <table:table-cell office:value-type="string" calcext:value-type="string">
            <text:p>Confused Kid</text:p>
          </table:table-cell>
          <table:table-cell office:value-type="float" office:value="70" calcext:value-type="float">
            <text:p>7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27]/[.F27]" office:value-type="float" office:value="14" calcext:value-type="float">
            <text:p>14</text:p>
          </table:table-cell>
          <table:table-cell table:formula="of:=[.E27]/[.F27]" office:value-type="float" office:value="0.3" calcext:value-type="float">
            <text:p>0.3</text:p>
          </table:table-cell>
          <table:table-cell table:formula="of:=20*32/[.C27]" office:value-type="float" office:value="426.666666666667" calcext:value-type="float">
            <text:p>426.666666666667</text:p>
          </table:table-cell>
          <table:table-cell/>
          <table:table-cell office:value-type="string" calcext:value-type="string">
            <text:p>Comment 2</text:p>
          </table:table-cell>
          <table:table-cell table:formula="of:=[.M18]/[.$F$27]" office:value-type="float" office:value="0.7" calcext:value-type="float">
            <text:p>0.7</text:p>
          </table:table-cell>
          <table:table-cell table:formula="of:=[.N18]/[.$F$28]" office:value-type="float" office:value="10" calcext:value-type="float">
            <text:p>10</text:p>
          </table:table-cell>
          <table:table-cell table:formula="of:=[.O18]/[.$F$29]" office:value-type="float" office:value="10" calcext:value-type="float">
            <text:p>10</text:p>
          </table:table-cell>
          <table:table-cell table:formula="of:=[.P18]/[.$F$30]" office:value-type="float" office:value="10" calcext:value-type="float">
            <text:p>10</text:p>
          </table:table-cell>
          <table:table-cell table:formula="of:=[.Q18]/[.$F$31]" office:value-type="float" office:value="8" calcext:value-type="float">
            <text:p>8</text:p>
          </table:table-cell>
          <table:table-cell table:formula="of:=[.R18]/[.$F$32]"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Facebook Troll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8]/[.F28]" office:value-type="float" office:value="5" calcext:value-type="float">
            <text:p>5</text:p>
          </table:table-cell>
          <table:table-cell table:formula="of:=[.E28]/[.F28]" office:value-type="float" office:value="0.6" calcext:value-type="float">
            <text:p>0.6</text:p>
          </table:table-cell>
          <table:table-cell table:formula="of:=20*32/[.C28]" office:value-type="float" office:value="10.6666666666667" calcext:value-type="float">
            <text:p>10.66666666666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 Mom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B29]/[.F29]" office:value-type="float" office:value="4" calcext:value-type="float">
            <text:p>4</text:p>
          </table:table-cell>
          <table:table-cell table:formula="of:=[.E29]/[.F29]" office:value-type="float" office:value="0.6" calcext:value-type="float">
            <text:p>0.6</text:p>
          </table:table-cell>
          <table:table-cell table:formula="of:=20*32/[.C29]" office:value-type="float" office:value="8.53333333333333" calcext:value-type="float">
            <text:p>8.533333333333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ice Guy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B30]/[.F30]" office:value-type="float" office:value="3.33333333333333" calcext:value-type="float">
            <text:p>3.33333333333333</text:p>
          </table:table-cell>
          <table:table-cell table:formula="of:=[.E30]/[.F30]" office:value-type="float" office:value="0.5" calcext:value-type="float">
            <text:p>0.5</text:p>
          </table:table-cell>
          <table:table-cell table:formula="of:=20*32/[.C30]" office:value-type="float" office:value="7.11111111111111" calcext:value-type="float">
            <text:p>7.111111111111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cebook Addict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formula="of:=[.B31]/[.F31]" office:value-type="float" office:value="2.4" calcext:value-type="float">
            <text:p>2.4</text:p>
          </table:table-cell>
          <table:table-cell table:formula="of:=[.E31]/[.F31]" office:value-type="float" office:value="0.4" calcext:value-type="float">
            <text:p>0.4</text:p>
          </table:table-cell>
          <table:table-cell table:formula="of:=20*32/[.C31]" office:value-type="float" office:value="6.4" calcext:value-type="float">
            <text:p>6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aren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B32]/[.F32]" office:value-type="float" office:value="1.5" calcext:value-type="float">
            <text:p>1.5</text:p>
          </table:table-cell>
          <table:table-cell table:formula="of:=[.E32]/[.F32]" office:value-type="float" office:value="0.25" calcext:value-type="float">
            <text:p>0.25</text:p>
          </table:table-cell>
          <table:table-cell table:formula="of:=20*32/[.C32]" office:value-type="float" office:value="5.81818181818182" calcext:value-type="float">
            <text:p>5.81818181818182</text:p>
          </table:table-cell>
          <table:table-cell table:number-columns-repeated="8"/>
        </table:table-row>
      </table:table>
      <table:table table:name="Model" table:style-name="ta1">
        <table:shapes>
          <draw:frame draw:z-index="0" draw:style-name="gr1" draw:text-style-name="P1" svg:width="6.2949in" svg:height="3.5453in" svg:x="11.7748in" svg:y="1.1189in">
            <draw:object draw:notify-on-update-of-ranges="Model.A2:Model.A2 Model.A3:Model.A40 Model.B2:Model.B2 Model.B3:Model.B40 Model.C2:Model.C2 Model.C3:Model.C40 Model.D2:Model.D2 Model.D3:Model.D40 Model.E2:Model.E2 Model.E3:Model.E4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row table:style-name="ro1">
          <table:table-cell table:number-columns-repeated="6"/>
          <table:table-cell office:value-type="string" calcext:value-type="string">
            <text:p>Spend on Tower</text:p>
          </table:table-cell>
          <table:table-cell office:value-type="string" calcext:value-type="string">
            <text:p>Spend on Mob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DPS on Field</text:p>
          </table:table-cell>
          <table:table-cell office:value-type="string" calcext:value-type="string">
            <text:p>HP sent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HP/DPS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]" office:value-type="float" office:value="0.5" calcext:value-type="float">
            <text:p>0.5</text:p>
          </table:table-cell>
          <table:table-cell/>
          <table:table-cell office:value-type="string" calcext:value-type="string">
            <text:p>DPS/$</text:p>
          </table:table-cell>
          <table:table-cell office:value-type="string" calcext:value-type="string">
            <text:p>HP/$</text:p>
          </table:table-cell>
          <table:table-cell office:value-type="string" calcext:value-type="string">
            <text:p>Income/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D3]*[.G3])*[.$J$3]" office:value-type="float" office:value="2.14285714285714" calcext:value-type="float">
            <text:p>2.14285714285714</text:p>
          </table:table-cell>
          <table:table-cell table:formula="of:=([.D3]*[.H3])*[.K3]" office:value-type="float" office:value="213" calcext:value-type="float">
            <text:p>213</text:p>
          </table:table-cell>
          <table:table-cell office:value-type="float" office:value="30" calcext:value-type="float">
            <text:p>30</text:p>
          </table:table-cell>
          <table:table-cell table:formula="of:=[.C3]/[.B3]" office:value-type="float" office:value="99.4" calcext:value-type="float">
            <text:p>99.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]" office:value-type="float" office:value="0.5" calcext:value-type="float">
            <text:p>0.5</text:p>
          </table:table-cell>
          <table:table-cell/>
          <table:table-cell table:formula="of:=[Sheet1.I17]" office:value-type="float" office:value="0.142857142857143" calcext:value-type="float">
            <text:p>0.142857142857143</text:p>
          </table:table-cell>
          <table:table-cell table:formula="of:=14+0.2*[.A3]" office:value-type="float" office:value="14.2" calcext:value-type="float">
            <text:p>14.2</text:p>
          </table:table-cell>
          <table:table-cell table:formula="of:=[Sheet1.I27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D4]*[.G4])*[.$J$3]+[.B3]" office:value-type="float" office:value="4.60714285714286" calcext:value-type="float">
            <text:p>4.60714285714286</text:p>
          </table:table-cell>
          <table:table-cell table:formula="of:=([.D4]*[.H4])*[.K4]" office:value-type="float" office:value="248.4" calcext:value-type="float">
            <text:p>248.4</text:p>
          </table:table-cell>
          <table:table-cell table:formula="of:=([.D3]*[.H3])*[.$L$3]+[.D3]" office:value-type="float" office:value="34.5" calcext:value-type="float">
            <text:p>34.5</text:p>
          </table:table-cell>
          <table:table-cell table:formula="of:=[.C4]/[.B4]" office:value-type="float" office:value="53.9162790697675" calcext:value-type="float">
            <text:p>53.916279069767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]" office:value-type="float" office:value="0.5" calcext:value-type="float">
            <text:p>0.5</text:p>
          </table:table-cell>
          <table:table-cell table:number-columns-repeated="2"/>
          <table:table-cell table:formula="of:=14+0.2*[.A4]" office:value-type="float" office:value="14.4" calcext:value-type="float">
            <text:p>14.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D5]*[.G5])*[.$J$3]+[.B4]" office:value-type="float" office:value="7.44107142857143" calcext:value-type="float">
            <text:p>7.44107142857143</text:p>
          </table:table-cell>
          <table:table-cell table:formula="of:=([.D5]*[.H5])*[.K5]" office:value-type="float" office:value="289.6275" calcext:value-type="float">
            <text:p>289.6275</text:p>
          </table:table-cell>
          <table:table-cell table:formula="of:=([.D4]*[.H4])*[.$L$3]+[.D4]" office:value-type="float" office:value="39.675" calcext:value-type="float">
            <text:p>39.675</text:p>
          </table:table-cell>
          <table:table-cell table:formula="of:=[.C5]/[.B5]" office:value-type="float" office:value="38.9228221742261" calcext:value-type="float">
            <text:p>38.922822174226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]" office:value-type="float" office:value="0.5" calcext:value-type="float">
            <text:p>0.5</text:p>
          </table:table-cell>
          <table:table-cell table:number-columns-repeated="2"/>
          <table:table-cell table:formula="of:=14+0.2*[.A5]" office:value-type="float" office:value="14.6" calcext:value-type="float">
            <text:p>14.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D6]*[.G6])*[.$J$3]+[.B5]" office:value-type="float" office:value="10.7000892857143" calcext:value-type="float">
            <text:p>10.7000892857143</text:p>
          </table:table-cell>
          <table:table-cell table:formula="of:=([.D6]*[.H6])*[.K6]" office:value-type="float" office:value="337.63425" calcext:value-type="float">
            <text:p>337.63425</text:p>
          </table:table-cell>
          <table:table-cell table:formula="of:=([.D5]*[.H5])*[.$L$3]+[.D5]" office:value-type="float" office:value="45.62625" calcext:value-type="float">
            <text:p>45.62625</text:p>
          </table:table-cell>
          <table:table-cell table:formula="of:=[.C6]/[.B6]" office:value-type="float" office:value="31.5543394998373" calcext:value-type="float">
            <text:p>31.554339499837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]" office:value-type="float" office:value="0.5" calcext:value-type="float">
            <text:p>0.5</text:p>
          </table:table-cell>
          <table:table-cell table:number-columns-repeated="2"/>
          <table:table-cell table:formula="of:=14+0.2*[.A6]" office:value-type="float" office:value="14.8" calcext:value-type="float">
            <text:p>14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D7]*[.G7])*[.$J$3]+[.B6]" office:value-type="float" office:value="14.4479598214286" calcext:value-type="float">
            <text:p>14.4479598214286</text:p>
          </table:table-cell>
          <table:table-cell table:formula="of:=([.D7]*[.H7])*[.K7]" office:value-type="float" office:value="393.52640625" calcext:value-type="float">
            <text:p>393.52640625</text:p>
          </table:table-cell>
          <table:table-cell table:formula="of:=([.D6]*[.H6])*[.$L$3]+[.D6]" office:value-type="float" office:value="52.4701875" calcext:value-type="float">
            <text:p>52.4701875</text:p>
          </table:table-cell>
          <table:table-cell table:formula="of:=[.C7]/[.B7]" office:value-type="float" office:value="27.2375069638787" calcext:value-type="float">
            <text:p>27.23750696387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7]" office:value-type="float" office:value="0.5" calcext:value-type="float">
            <text:p>0.5</text:p>
          </table:table-cell>
          <table:table-cell table:number-columns-repeated="2"/>
          <table:table-cell table:formula="of:=14+0.2*[.A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D8]*[.G8])*[.$J$3]+[.B7]" office:value-type="float" office:value="18.7580109375" calcext:value-type="float">
            <text:p>18.7580109375</text:p>
          </table:table-cell>
          <table:table-cell table:formula="of:=([.D8]*[.H8])*[.K8]" office:value-type="float" office:value="458.58943875" calcext:value-type="float">
            <text:p>458.58943875</text:p>
          </table:table-cell>
          <table:table-cell table:formula="of:=([.D7]*[.H7])*[.$L$3]+[.D7]" office:value-type="float" office:value="60.340715625" calcext:value-type="float">
            <text:p>60.340715625</text:p>
          </table:table-cell>
          <table:table-cell table:formula="of:=[.C8]/[.B8]" office:value-type="float" office:value="24.4476581380605" calcext:value-type="float">
            <text:p>24.447658138060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8]" office:value-type="float" office:value="0.5" calcext:value-type="float">
            <text:p>0.5</text:p>
          </table:table-cell>
          <table:table-cell table:number-columns-repeated="2"/>
          <table:table-cell table:formula="of:=14+0.2*[.A8]" office:value-type="float" office:value="15.2" calcext:value-type="float">
            <text:p>15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D9]*[.G9])*[.$J$3]+[.B8]" office:value-type="float" office:value="23.7145697209821" calcext:value-type="float">
            <text:p>23.7145697209821</text:p>
          </table:table-cell>
          <table:table-cell table:formula="of:=([.D9]*[.H9])*[.K9]" office:value-type="float" office:value="534.317036859375" calcext:value-type="float">
            <text:p>534.317036859375</text:p>
          </table:table-cell>
          <table:table-cell table:formula="of:=([.D8]*[.H8])*[.$L$3]+[.D8]" office:value-type="float" office:value="69.39182296875" calcext:value-type="float">
            <text:p>69.39182296875</text:p>
          </table:table-cell>
          <table:table-cell table:formula="of:=[.C9]/[.B9]" office:value-type="float" office:value="22.5311714758469" calcext:value-type="float">
            <text:p>22.531171475846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9]" office:value-type="float" office:value="0.5" calcext:value-type="float">
            <text:p>0.5</text:p>
          </table:table-cell>
          <table:table-cell table:number-columns-repeated="2"/>
          <table:table-cell table:formula="of:=14+0.2*[.A9]" office:value-type="float" office:value="15.4" calcext:value-type="float">
            <text:p>15.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D10]*[.G10])*[.$J$3]+[.B9]" office:value-type="float" office:value="29.4146123219866" calcext:value-type="float">
            <text:p>29.4146123219866</text:p>
          </table:table-cell>
          <table:table-cell table:formula="of:=([.D10]*[.H10])*[.K10]" office:value-type="float" office:value="622.444652029688" calcext:value-type="float">
            <text:p>622.444652029688</text:p>
          </table:table-cell>
          <table:table-cell table:formula="of:=([.D9]*[.H9])*[.$L$3]+[.D9]" office:value-type="float" office:value="79.8005964140625" calcext:value-type="float">
            <text:p>79.8005964140625</text:p>
          </table:table-cell>
          <table:table-cell table:formula="of:=[.C10]/[.B10]" office:value-type="float" office:value="21.1610693765434" calcext:value-type="float">
            <text:p>21.161069376543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0]" office:value-type="float" office:value="0.5" calcext:value-type="float">
            <text:p>0.5</text:p>
          </table:table-cell>
          <table:table-cell table:number-columns-repeated="2"/>
          <table:table-cell table:formula="of:=14+0.2*[.A10]" office:value-type="float" office:value="15.6" calcext:value-type="float">
            <text:p>15.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D11]*[.G11])*[.$J$3]+[.B10]" office:value-type="float" office:value="35.9696613131417" calcext:value-type="float">
            <text:p>35.9696613131417</text:p>
          </table:table-cell>
          <table:table-cell table:formula="of:=([.D11]*[.H11])*[.K11]" office:value-type="float" office:value="724.988418421758" calcext:value-type="float">
            <text:p>724.988418421758</text:p>
          </table:table-cell>
          <table:table-cell table:formula="of:=([.D10]*[.H10])*[.$L$3]+[.D10]" office:value-type="float" office:value="91.7706858761719" calcext:value-type="float">
            <text:p>91.7706858761719</text:p>
          </table:table-cell>
          <table:table-cell table:formula="of:=[.C11]/[.B11]" office:value-type="float" office:value="20.1555530954326" calcext:value-type="float">
            <text:p>20.155553095432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1]" office:value-type="float" office:value="0.5" calcext:value-type="float">
            <text:p>0.5</text:p>
          </table:table-cell>
          <table:table-cell table:number-columns-repeated="2"/>
          <table:table-cell table:formula="of:=14+0.2*[.A11]" office:value-type="float" office:value="15.8" calcext:value-type="float">
            <text:p>15.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D12]*[.G12])*[.$J$3]+[.B11]" office:value-type="float" office:value="43.5079676529701" calcext:value-type="float">
            <text:p>43.5079676529701</text:p>
          </table:table-cell>
          <table:table-cell table:formula="of:=([.D12]*[.H12])*[.K12]" office:value-type="float" office:value="844.290310060781" calcext:value-type="float">
            <text:p>844.290310060781</text:p>
          </table:table-cell>
          <table:table-cell table:formula="of:=([.D11]*[.H11])*[.$L$3]+[.D11]" office:value-type="float" office:value="105.536288757598" calcext:value-type="float">
            <text:p>105.536288757598</text:p>
          </table:table-cell>
          <table:table-cell table:formula="of:=[.C12]/[.B12]" office:value-type="float" office:value="19.4054182625822" calcext:value-type="float">
            <text:p>19.405418262582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2]" office:value-type="float" office:value="0.5" calcext:value-type="float">
            <text:p>0.5</text:p>
          </table:table-cell>
          <table:table-cell table:number-columns-repeated="2"/>
          <table:table-cell table:formula="of:=14+0.2*[.A12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D13]*[.G13])*[.$J$3]+[.B12]" office:value-type="float" office:value="52.1770199437728" calcext:value-type="float">
            <text:p>52.1770199437728</text:p>
          </table:table-cell>
          <table:table-cell table:formula="of:=([.D13]*[.H13])*[.K13]" office:value-type="float" office:value="983.070529777022" calcext:value-type="float">
            <text:p>983.070529777022</text:p>
          </table:table-cell>
          <table:table-cell table:formula="of:=([.D12]*[.H12])*[.$L$3]+[.D12]" office:value-type="float" office:value="121.366732071237" calcext:value-type="float">
            <text:p>121.366732071237</text:p>
          </table:table-cell>
          <table:table-cell table:formula="of:=[.C13]/[.B13]" office:value-type="float" office:value="18.8410631890515" calcext:value-type="float">
            <text:p>18.841063189051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3]" office:value-type="float" office:value="0.5" calcext:value-type="float">
            <text:p>0.5</text:p>
          </table:table-cell>
          <table:table-cell table:number-columns-repeated="2"/>
          <table:table-cell table:formula="of:=14+0.2*[.A13]" office:value-type="float" office:value="16.2" calcext:value-type="float">
            <text:p>16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D14]*[.G14])*[.$J$3]+[.B13]" office:value-type="float" office:value="62.1464300781959" calcext:value-type="float">
            <text:p>62.1464300781959</text:p>
          </table:table-cell>
          <table:table-cell table:formula="of:=([.D14]*[.H14])*[.K14]" office:value-type="float" office:value="1144.48828343177" calcext:value-type="float">
            <text:p>1144.48828343177</text:p>
          </table:table-cell>
          <table:table-cell table:formula="of:=([.D13]*[.H13])*[.$L$3]+[.D13]" office:value-type="float" office:value="139.571741881923" calcext:value-type="float">
            <text:p>139.571741881923</text:p>
          </table:table-cell>
          <table:table-cell table:formula="of:=[.C14]/[.B14]" office:value-type="float" office:value="18.4159939998438" calcext:value-type="float">
            <text:p>18.415993999843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4]" office:value-type="float" office:value="0.5" calcext:value-type="float">
            <text:p>0.5</text:p>
          </table:table-cell>
          <table:table-cell table:number-columns-repeated="2"/>
          <table:table-cell table:formula="of:=14+0.2*[.A14]" office:value-type="float" office:value="16.4" calcext:value-type="float">
            <text:p>16.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D15]*[.G15])*[.$J$3]+[.B14]" office:value-type="float" office:value="73.6112517327824" calcext:value-type="float">
            <text:p>73.6112517327824</text:p>
          </table:table-cell>
          <table:table-cell table:formula="of:=([.D15]*[.H15])*[.K15]" office:value-type="float" office:value="1332.21227626295" calcext:value-type="float">
            <text:p>1332.21227626295</text:p>
          </table:table-cell>
          <table:table-cell table:formula="of:=([.D14]*[.H14])*[.$L$3]+[.D14]" office:value-type="float" office:value="160.507503164211" calcext:value-type="float">
            <text:p>160.507503164211</text:p>
          </table:table-cell>
          <table:table-cell table:formula="of:=[.C15]/[.B15]" office:value-type="float" office:value="18.0979435195457" calcext:value-type="float">
            <text:p>18.097943519545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5]" office:value-type="float" office:value="0.5" calcext:value-type="float">
            <text:p>0.5</text:p>
          </table:table-cell>
          <table:table-cell table:number-columns-repeated="2"/>
          <table:table-cell table:formula="of:=14+0.2*[.A15]" office:value-type="float" office:value="16.6" calcext:value-type="float">
            <text:p>16.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D16]*[.G16])*[.$J$3]+[.B15]" office:value-type="float" office:value="86.7957966355569" calcext:value-type="float">
            <text:p>86.7957966355569</text:p>
          </table:table-cell>
          <table:table-cell table:formula="of:=([.D16]*[.H16])*[.K16]" office:value-type="float" office:value="1550.50248056628" calcext:value-type="float">
            <text:p>1550.50248056628</text:p>
          </table:table-cell>
          <table:table-cell table:formula="of:=([.D15]*[.H15])*[.$L$3]+[.D15]" office:value-type="float" office:value="184.583628638843" calcext:value-type="float">
            <text:p>184.583628638843</text:p>
          </table:table-cell>
          <table:table-cell table:formula="of:=[.C16]/[.B16]" office:value-type="float" office:value="17.8637968734433" calcext:value-type="float">
            <text:p>17.863796873443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6]" office:value-type="float" office:value="0.5" calcext:value-type="float">
            <text:p>0.5</text:p>
          </table:table-cell>
          <table:table-cell table:number-columns-repeated="2"/>
          <table:table-cell table:formula="of:=14+0.2*[.A16]" office:value-type="float" office:value="16.8" calcext:value-type="float">
            <text:p>16.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D17]*[.G17])*[.$J$3]+[.B16]" office:value-type="float" office:value="101.958023273748" calcext:value-type="float">
            <text:p>101.958023273748</text:p>
          </table:table-cell>
          <table:table-cell table:formula="of:=([.D17]*[.H17])*[.K17]" office:value-type="float" office:value="1804.30496994469" calcext:value-type="float">
            <text:p>1804.30496994469</text:p>
          </table:table-cell>
          <table:table-cell table:formula="of:=([.D16]*[.H16])*[.$L$3]+[.D16]" office:value-type="float" office:value="212.271172934669" calcext:value-type="float">
            <text:p>212.271172934669</text:p>
          </table:table-cell>
          <table:table-cell table:formula="of:=[.C17]/[.B17]" office:value-type="float" office:value="17.6965471868781" calcext:value-type="float">
            <text:p>17.696547186878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7]" office:value-type="float" office:value="0.5" calcext:value-type="float">
            <text:p>0.5</text:p>
          </table:table-cell>
          <table:table-cell table:number-columns-repeated="2"/>
          <table:table-cell table:formula="of:=14+0.2*[.A17]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D18]*[.G18])*[.$J$3]+[.B17]" office:value-type="float" office:value="119.394583907667" calcext:value-type="float">
            <text:p>119.394583907667</text:p>
          </table:table-cell>
          <table:table-cell table:formula="of:=([.D18]*[.H18])*[.K18]" office:value-type="float" office:value="2099.36190032388" calcext:value-type="float">
            <text:p>2099.36190032388</text:p>
          </table:table-cell>
          <table:table-cell table:formula="of:=([.D17]*[.H17])*[.$L$3]+[.D17]" office:value-type="float" office:value="244.11184887487" calcext:value-type="float">
            <text:p>244.11184887487</text:p>
          </table:table-cell>
          <table:table-cell table:formula="of:=[.C18]/[.B18]" office:value-type="float" office:value="17.5833930787632" calcext:value-type="float">
            <text:p>17.583393078763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8]" office:value-type="float" office:value="0.5" calcext:value-type="float">
            <text:p>0.5</text:p>
          </table:table-cell>
          <table:table-cell table:number-columns-repeated="2"/>
          <table:table-cell table:formula="of:=14+0.2*[.A18]" office:value-type="float" office:value="17.2" calcext:value-type="float">
            <text:p>17.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D19]*[.G19])*[.$J$3]+[.B18]" office:value-type="float" office:value="139.446628636674" calcext:value-type="float">
            <text:p>139.446628636674</text:p>
          </table:table-cell>
          <table:table-cell table:formula="of:=([.D19]*[.H19])*[.K19]" office:value-type="float" office:value="2442.33904799307" calcext:value-type="float">
            <text:p>2442.33904799307</text:p>
          </table:table-cell>
          <table:table-cell table:formula="of:=([.D18]*[.H18])*[.$L$3]+[.D18]" office:value-type="float" office:value="280.7286262061" calcext:value-type="float">
            <text:p>280.7286262061</text:p>
          </table:table-cell>
          <table:table-cell table:formula="of:=[.C19]/[.B19]" office:value-type="float" office:value="17.5145076784649" calcext:value-type="float">
            <text:p>17.514507678464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19]" office:value-type="float" office:value="0.5" calcext:value-type="float">
            <text:p>0.5</text:p>
          </table:table-cell>
          <table:table-cell table:number-columns-repeated="2"/>
          <table:table-cell table:formula="of:=14+0.2*[.A19]" office:value-type="float" office:value="17.4" calcext:value-type="float">
            <text:p>17.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D20]*[.G20])*[.$J$3]+[.B19]" office:value-type="float" office:value="162.506480075032" calcext:value-type="float">
            <text:p>162.506480075032</text:p>
          </table:table-cell>
          <table:table-cell table:formula="of:=([.D20]*[.H20])*[.K20]" office:value-type="float" office:value="2840.97369720574" calcext:value-type="float">
            <text:p>2840.97369720574</text:p>
          </table:table-cell>
          <table:table-cell table:formula="of:=([.D19]*[.H19])*[.$L$3]+[.D19]" office:value-type="float" office:value="322.837920137015" calcext:value-type="float">
            <text:p>322.837920137015</text:p>
          </table:table-cell>
          <table:table-cell table:formula="of:=[.C20]/[.B20]" office:value-type="float" office:value="17.4822179145964" calcext:value-type="float">
            <text:p>17.482217914596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0]" office:value-type="float" office:value="0.5" calcext:value-type="float">
            <text:p>0.5</text:p>
          </table:table-cell>
          <table:table-cell table:number-columns-repeated="2"/>
          <table:table-cell table:formula="of:=14+0.2*[.A20]" office:value-type="float" office:value="17.6" calcext:value-type="float">
            <text:p>17.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D21]*[.G21])*[.$J$3]+[.B20]" office:value-type="float" office:value="189.025309229144" calcext:value-type="float">
            <text:p>189.025309229144</text:p>
          </table:table-cell>
          <table:table-cell table:formula="of:=([.D21]*[.H21])*[.K21]" office:value-type="float" office:value="3304.24611260235" calcext:value-type="float">
            <text:p>3304.24611260235</text:p>
          </table:table-cell>
          <table:table-cell table:formula="of:=([.D20]*[.H20])*[.$L$3]+[.D20]" office:value-type="float" office:value="371.263608157568" calcext:value-type="float">
            <text:p>371.263608157568</text:p>
          </table:table-cell>
          <table:table-cell table:formula="of:=[.C21]/[.B21]" office:value-type="float" office:value="17.4804428363443" calcext:value-type="float">
            <text:p>17.480442836344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1]" office:value-type="float" office:value="0.5" calcext:value-type="float">
            <text:p>0.5</text:p>
          </table:table-cell>
          <table:table-cell table:number-columns-repeated="2"/>
          <table:table-cell table:formula="of:=14+0.2*[.A21]" office:value-type="float" office:value="17.8" calcext:value-type="float">
            <text:p>17.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D22]*[.G22])*[.$J$3]+[.B21]" office:value-type="float" office:value="219.521962756373" calcext:value-type="float">
            <text:p>219.521962756373</text:p>
          </table:table-cell>
          <table:table-cell table:formula="of:=([.D22]*[.H22])*[.K22]" office:value-type="float" office:value="3842.57834443083" calcext:value-type="float">
            <text:p>3842.57834443083</text:p>
          </table:table-cell>
          <table:table-cell table:formula="of:=([.D21]*[.H21])*[.$L$3]+[.D21]" office:value-type="float" office:value="426.953149381203" calcext:value-type="float">
            <text:p>426.953149381203</text:p>
          </table:table-cell>
          <table:table-cell table:formula="of:=[.C22]/[.B22]" office:value-type="float" office:value="17.5043002357598" calcext:value-type="float">
            <text:p>17.504300235759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2]" office:value-type="float" office:value="0.5" calcext:value-type="float">
            <text:p>0.5</text:p>
          </table:table-cell>
          <table:table-cell table:number-columns-repeated="2"/>
          <table:table-cell table:formula="of:=14+0.2*[.A22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D23]*[.G23])*[.$J$3]+[.B22]" office:value-type="float" office:value="254.593114312686" calcext:value-type="float">
            <text:p>254.593114312686</text:p>
          </table:table-cell>
          <table:table-cell table:formula="of:=([.D23]*[.H23])*[.K23]" office:value-type="float" office:value="4468.06470827429" calcext:value-type="float">
            <text:p>4468.06470827429</text:p>
          </table:table-cell>
          <table:table-cell table:formula="of:=([.D22]*[.H22])*[.$L$3]+[.D22]" office:value-type="float" office:value="490.996121788383" calcext:value-type="float">
            <text:p>490.996121788383</text:p>
          </table:table-cell>
          <table:table-cell table:formula="of:=[.C23]/[.B23]" office:value-type="float" office:value="17.5498254158858" calcext:value-type="float">
            <text:p>17.549825415885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3]" office:value-type="float" office:value="0.5" calcext:value-type="float">
            <text:p>0.5</text:p>
          </table:table-cell>
          <table:table-cell table:number-columns-repeated="2"/>
          <table:table-cell table:formula="of:=14+0.2*[.A23]" office:value-type="float" office:value="18.2" calcext:value-type="float">
            <text:p>18.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D24]*[.G24])*[.$J$3]+[.B23]" office:value-type="float" office:value="294.924938602446" calcext:value-type="float">
            <text:p>294.924938602446</text:p>
          </table:table-cell>
          <table:table-cell table:formula="of:=([.D24]*[.H24])*[.K24]" office:value-type="float" office:value="5194.7389685211" calcext:value-type="float">
            <text:p>5194.7389685211</text:p>
          </table:table-cell>
          <table:table-cell table:formula="of:=([.D23]*[.H23])*[.$L$3]+[.D23]" office:value-type="float" office:value="564.645540056641" calcext:value-type="float">
            <text:p>564.645540056641</text:p>
          </table:table-cell>
          <table:table-cell table:formula="of:=[.C24]/[.B24]" office:value-type="float" office:value="17.6137663811588" calcext:value-type="float">
            <text:p>17.613766381158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4]" office:value-type="float" office:value="0.5" calcext:value-type="float">
            <text:p>0.5</text:p>
          </table:table-cell>
          <table:table-cell table:number-columns-repeated="2"/>
          <table:table-cell table:formula="of:=14+0.2*[.A24]" office:value-type="float" office:value="18.4" calcext:value-type="float">
            <text:p>18.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D25]*[.G25])*[.$J$3]+[.B24]" office:value-type="float" office:value="341.30653653567" calcext:value-type="float">
            <text:p>341.30653653567</text:p>
          </table:table-cell>
          <table:table-cell table:formula="of:=([.D25]*[.H25])*[.K25]" office:value-type="float" office:value="6038.88405090578" calcext:value-type="float">
            <text:p>6038.88405090578</text:p>
          </table:table-cell>
          <table:table-cell table:formula="of:=([.D24]*[.H24])*[.$L$3]+[.D24]" office:value-type="float" office:value="649.342371065137" calcext:value-type="float">
            <text:p>649.342371065137</text:p>
          </table:table-cell>
          <table:table-cell table:formula="of:=[.C25]/[.B25]" office:value-type="float" office:value="17.6934321627756" calcext:value-type="float">
            <text:p>17.693432162775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5]" office:value-type="float" office:value="0.5" calcext:value-type="float">
            <text:p>0.5</text:p>
          </table:table-cell>
          <table:table-cell table:number-columns-repeated="2"/>
          <table:table-cell table:formula="of:=14+0.2*[.A25]" office:value-type="float" office:value="18.6" calcext:value-type="float">
            <text:p>18.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D26]*[.G26])*[.$J$3]+[.B25]" office:value-type="float" office:value="394.645374158878" calcext:value-type="float">
            <text:p>394.645374158878</text:p>
          </table:table-cell>
          <table:table-cell table:formula="of:=([.D26]*[.H26])*[.K26]" office:value-type="float" office:value="7019.39103121413" calcext:value-type="float">
            <text:p>7019.39103121413</text:p>
          </table:table-cell>
          <table:table-cell table:formula="of:=([.D25]*[.H25])*[.$L$3]+[.D25]" office:value-type="float" office:value="746.743726724908" calcext:value-type="float">
            <text:p>746.743726724908</text:p>
          </table:table-cell>
          <table:table-cell table:formula="of:=[.C26]/[.B26]" office:value-type="float" office:value="17.7865787637187" calcext:value-type="float">
            <text:p>17.78657876371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6]" office:value-type="float" office:value="0.5" calcext:value-type="float">
            <text:p>0.5</text:p>
          </table:table-cell>
          <table:table-cell table:number-columns-repeated="2"/>
          <table:table-cell table:formula="of:=14+0.2*[.A26]" office:value-type="float" office:value="18.8" calcext:value-type="float">
            <text:p>18.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D27]*[.G27])*[.$J$3]+[.B26]" office:value-type="float" office:value="455.985037425567" calcext:value-type="float">
            <text:p>455.985037425567</text:p>
          </table:table-cell>
          <table:table-cell table:formula="of:=([.D27]*[.H27])*[.K27]" office:value-type="float" office:value="8158.17521446962" calcext:value-type="float">
            <text:p>8158.17521446962</text:p>
          </table:table-cell>
          <table:table-cell table:formula="of:=([.D26]*[.H26])*[.$L$3]+[.D26]" office:value-type="float" office:value="858.755285733644" calcext:value-type="float">
            <text:p>858.755285733644</text:p>
          </table:table-cell>
          <table:table-cell table:formula="of:=[.C27]/[.B27]" office:value-type="float" office:value="17.8913221813804" calcext:value-type="float">
            <text:p>17.891322181380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7]" office:value-type="float" office:value="0.5" calcext:value-type="float">
            <text:p>0.5</text:p>
          </table:table-cell>
          <table:table-cell table:number-columns-repeated="2"/>
          <table:table-cell table:formula="of:=14+0.2*[.A27]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D28]*[.G28])*[.$J$3]+[.B27]" office:value-type="float" office:value="526.525650182259" calcext:value-type="float">
            <text:p>526.525650182259</text:p>
          </table:table-cell>
          <table:table-cell table:formula="of:=([.D28]*[.H28])*[.K28]" office:value-type="float" office:value="9480.65835449943" calcext:value-type="float">
            <text:p>9480.65835449943</text:p>
          </table:table-cell>
          <table:table-cell table:formula="of:=([.D27]*[.H27])*[.$L$3]+[.D27]" office:value-type="float" office:value="987.56857859369" calcext:value-type="float">
            <text:p>987.56857859369</text:p>
          </table:table-cell>
          <table:table-cell table:formula="of:=[.C28]/[.B28]" office:value-type="float" office:value="18.006071216507" calcext:value-type="float">
            <text:p>18.00607121650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8]" office:value-type="float" office:value="0.5" calcext:value-type="float">
            <text:p>0.5</text:p>
          </table:table-cell>
          <table:table-cell table:number-columns-repeated="2"/>
          <table:table-cell table:formula="of:=14+0.2*[.A28]" office:value-type="float" office:value="19.2" calcext:value-type="float">
            <text:p>19.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D29]*[.G29])*[.$J$3]+[.B28]" office:value-type="float" office:value="607.647354852455" calcext:value-type="float">
            <text:p>607.647354852455</text:p>
          </table:table-cell>
          <table:table-cell table:formula="of:=([.D29]*[.H29])*[.K29]" office:value-type="float" office:value="11016.3274942126" calcext:value-type="float">
            <text:p>11016.3274942126</text:p>
          </table:table-cell>
          <table:table-cell table:formula="of:=([.D28]*[.H28])*[.$L$3]+[.D28]" office:value-type="float" office:value="1135.70386538274" calcext:value-type="float">
            <text:p>1135.70386538274</text:p>
          </table:table-cell>
          <table:table-cell table:formula="of:=[.C29]/[.B29]" office:value-type="float" office:value="18.1294749433864" calcext:value-type="float">
            <text:p>18.129474943386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29]" office:value-type="float" office:value="0.5" calcext:value-type="float">
            <text:p>0.5</text:p>
          </table:table-cell>
          <table:table-cell table:number-columns-repeated="2"/>
          <table:table-cell table:formula="of:=14+0.2*[.A29]" office:value-type="float" office:value="19.4" calcext:value-type="float">
            <text:p>19.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D30]*[.G30])*[.$J$3]+[.B29]" office:value-type="float" office:value="700.93731522318" calcext:value-type="float">
            <text:p>700.93731522318</text:p>
          </table:table-cell>
          <table:table-cell table:formula="of:=([.D30]*[.H30])*[.K30]" office:value-type="float" office:value="12799.3825628635" calcext:value-type="float">
            <text:p>12799.3825628635</text:p>
          </table:table-cell>
          <table:table-cell table:formula="of:=([.D29]*[.H29])*[.$L$3]+[.D29]" office:value-type="float" office:value="1306.05944519016" calcext:value-type="float">
            <text:p>1306.05944519016</text:p>
          </table:table-cell>
          <table:table-cell table:formula="of:=[.C30]/[.B30]" office:value-type="float" office:value="18.2603811851395" calcext:value-type="float">
            <text:p>18.260381185139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0]" office:value-type="float" office:value="0.5" calcext:value-type="float">
            <text:p>0.5</text:p>
          </table:table-cell>
          <table:table-cell table:number-columns-repeated="2"/>
          <table:table-cell table:formula="of:=14+0.2*[.A30]" office:value-type="float" office:value="19.6" calcext:value-type="float">
            <text:p>19.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D31]*[.G31])*[.$J$3]+[.B30]" office:value-type="float" office:value="808.220769649514" calcext:value-type="float">
            <text:p>808.220769649514</text:p>
          </table:table-cell>
          <table:table-cell table:formula="of:=([.D31]*[.H31])*[.K31]" office:value-type="float" office:value="14869.4867834899" calcext:value-type="float">
            <text:p>14869.4867834899</text:p>
          </table:table-cell>
          <table:table-cell table:formula="of:=([.D30]*[.H30])*[.$L$3]+[.D30]" office:value-type="float" office:value="1501.96836196868" calcext:value-type="float">
            <text:p>1501.96836196868</text:p>
          </table:table-cell>
          <table:table-cell table:formula="of:=[.C31]/[.B31]" office:value-type="float" office:value="18.3978033501145" calcext:value-type="float">
            <text:p>18.397803350114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1]" office:value-type="float" office:value="0.5" calcext:value-type="float">
            <text:p>0.5</text:p>
          </table:table-cell>
          <table:table-cell table:number-columns-repeated="2"/>
          <table:table-cell table:formula="of:=14+0.2*[.A31]" office:value-type="float" office:value="19.8" calcext:value-type="float">
            <text:p>19.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D32]*[.G32])*[.$J$3]+[.B31]" office:value-type="float" office:value="931.596742239799" calcext:value-type="float">
            <text:p>931.596742239799</text:p>
          </table:table-cell>
          <table:table-cell table:formula="of:=([.D32]*[.H32])*[.K32]" office:value-type="float" office:value="17272.6361626398" calcext:value-type="float">
            <text:p>17272.6361626398</text:p>
          </table:table-cell>
          <table:table-cell table:formula="of:=([.D31]*[.H31])*[.$L$3]+[.D31]" office:value-type="float" office:value="1727.26361626398" calcext:value-type="float">
            <text:p>1727.26361626398</text:p>
          </table:table-cell>
          <table:table-cell table:formula="of:=[.C32]/[.B32]" office:value-type="float" office:value="18.5408936930285" calcext:value-type="float">
            <text:p>18.540893693028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2]" office:value-type="float" office:value="0.5" calcext:value-type="float">
            <text:p>0.5</text:p>
          </table:table-cell>
          <table:table-cell table:number-columns-repeated="2"/>
          <table:table-cell table:formula="of:=14+0.2*[.A3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D33]*[.G33])*[.$J$3]+[.B32]" office:value-type="float" office:value="1073.47911071863" calcext:value-type="float">
            <text:p>1073.47911071863</text:p>
          </table:table-cell>
          <table:table-cell table:formula="of:=([.D33]*[.H33])*[.K33]" office:value-type="float" office:value="20062.1669029061" calcext:value-type="float">
            <text:p>20062.1669029061</text:p>
          </table:table-cell>
          <table:table-cell table:formula="of:=([.D32]*[.H32])*[.$L$3]+[.D32]" office:value-type="float" office:value="1986.35315870358" calcext:value-type="float">
            <text:p>1986.35315870358</text:p>
          </table:table-cell>
          <table:table-cell table:formula="of:=[.C33]/[.B33]" office:value-type="float" office:value="18.68892156595" calcext:value-type="float">
            <text:p>18.6889215659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3]" office:value-type="float" office:value="0.5" calcext:value-type="float">
            <text:p>0.5</text:p>
          </table:table-cell>
          <table:table-cell table:number-columns-repeated="2"/>
          <table:table-cell table:formula="of:=14+0.2*[.A33]" office:value-type="float" office:value="20.2" calcext:value-type="float">
            <text:p>20.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D34]*[.G34])*[.$J$3]+[.B33]" office:value-type="float" office:value="1236.64383446928" calcext:value-type="float">
            <text:p>1236.64383446928</text:p>
          </table:table-cell>
          <table:table-cell table:formula="of:=([.D34]*[.H34])*[.K34]" office:value-type="float" office:value="23299.922551593" calcext:value-type="float">
            <text:p>23299.922551593</text:p>
          </table:table-cell>
          <table:table-cell table:formula="of:=([.D33]*[.H33])*[.$L$3]+[.D33]" office:value-type="float" office:value="2284.30613250911" calcext:value-type="float">
            <text:p>2284.30613250911</text:p>
          </table:table-cell>
          <table:table-cell table:formula="of:=[.C34]/[.B34]" office:value-type="float" office:value="18.8412555839835" calcext:value-type="float">
            <text:p>18.841255583983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4]" office:value-type="float" office:value="0.5" calcext:value-type="float">
            <text:p>0.5</text:p>
          </table:table-cell>
          <table:table-cell table:number-columns-repeated="2"/>
          <table:table-cell table:formula="of:=14+0.2*[.A34]" office:value-type="float" office:value="20.4" calcext:value-type="float">
            <text:p>20.4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([.D35]*[.G35])*[.$J$3]+[.B34]" office:value-type="float" office:value="1424.28326678253" calcext:value-type="float">
            <text:p>1424.28326678253</text:p>
          </table:table-cell>
          <table:table-cell table:formula="of:=([.D35]*[.H35])*[.K35]" office:value-type="float" office:value="27057.6061395705" calcext:value-type="float">
            <text:p>27057.6061395705</text:p>
          </table:table-cell>
          <table:table-cell table:formula="of:=([.D34]*[.H34])*[.$L$3]+[.D34]" office:value-type="float" office:value="2626.95205238548" calcext:value-type="float">
            <text:p>2626.95205238548</text:p>
          </table:table-cell>
          <table:table-cell table:formula="of:=[.C35]/[.B35]" office:value-type="float" office:value="18.9973488916246" calcext:value-type="float">
            <text:p>18.997348891624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5]" office:value-type="float" office:value="0.5" calcext:value-type="float">
            <text:p>0.5</text:p>
          </table:table-cell>
          <table:table-cell table:number-columns-repeated="2"/>
          <table:table-cell table:formula="of:=14+0.2*[.A35]" office:value-type="float" office:value="20.6" calcext:value-type="float">
            <text:p>20.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([.D36]*[.G36])*[.$J$3]+[.B35]" office:value-type="float" office:value="1640.06861394276" calcext:value-type="float">
            <text:p>1640.06861394276</text:p>
          </table:table-cell>
          <table:table-cell table:formula="of:=([.D36]*[.H36])*[.K36]" office:value-type="float" office:value="31418.3465465304" calcext:value-type="float">
            <text:p>31418.3465465304</text:p>
          </table:table-cell>
          <table:table-cell table:formula="of:=([.D35]*[.H35])*[.$L$3]+[.D35]" office:value-type="float" office:value="3020.9948602433" calcext:value-type="float">
            <text:p>3020.9948602433</text:p>
          </table:table-cell>
          <table:table-cell table:formula="of:=[.C36]/[.B36]" office:value-type="float" office:value="19.1567269072969" calcext:value-type="float">
            <text:p>19.156726907296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6]" office:value-type="float" office:value="0.5" calcext:value-type="float">
            <text:p>0.5</text:p>
          </table:table-cell>
          <table:table-cell table:number-columns-repeated="2"/>
          <table:table-cell table:formula="of:=14+0.2*[.A36]" office:value-type="float" office:value="20.8" calcext:value-type="float">
            <text:p>20.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([.D37]*[.G37])*[.$J$3]+[.B36]" office:value-type="float" office:value="1888.22176317703" calcext:value-type="float">
            <text:p>1888.22176317703</text:p>
          </table:table-cell>
          <table:table-cell table:formula="of:=([.D37]*[.H37])*[.K37]" office:value-type="float" office:value="36478.5129374379" calcext:value-type="float">
            <text:p>36478.5129374379</text:p>
          </table:table-cell>
          <table:table-cell table:formula="of:=([.D36]*[.H36])*[.$L$3]+[.D36]" office:value-type="float" office:value="3474.1440892798" calcext:value-type="float">
            <text:p>3474.1440892798</text:p>
          </table:table-cell>
          <table:table-cell table:formula="of:=[.C37]/[.B37]" office:value-type="float" office:value="19.3189770655227" calcext:value-type="float">
            <text:p>19.318977065522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7]" office:value-type="float" office:value="0.5" calcext:value-type="float">
            <text:p>0.5</text:p>
          </table:table-cell>
          <table:table-cell table:number-columns-repeated="2"/>
          <table:table-cell table:formula="of:=14+0.2*[.A37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([.D38]*[.G38])*[.$J$3]+[.B37]" office:value-type="float" office:value="2173.59788479644" calcext:value-type="float">
            <text:p>2173.59788479644</text:p>
          </table:table-cell>
          <table:table-cell table:formula="of:=([.D38]*[.H38])*[.K38]" office:value-type="float" office:value="42349.8164483208" calcext:value-type="float">
            <text:p>42349.8164483208</text:p>
          </table:table-cell>
          <table:table-cell table:formula="of:=([.D37]*[.H37])*[.$L$3]+[.D37]" office:value-type="float" office:value="3995.26570267177" calcext:value-type="float">
            <text:p>3995.26570267177</text:p>
          </table:table-cell>
          <table:table-cell table:formula="of:=[.C38]/[.B38]" office:value-type="float" office:value="19.483740182369" calcext:value-type="float">
            <text:p>19.48374018236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8]" office:value-type="float" office:value="0.5" calcext:value-type="float">
            <text:p>0.5</text:p>
          </table:table-cell>
          <table:table-cell table:number-columns-repeated="2"/>
          <table:table-cell table:formula="of:=14+0.2*[.A38]" office:value-type="float" office:value="21.2" calcext:value-type="float">
            <text:p>21.2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([.D39]*[.G39])*[.$J$3]+[.B38]" office:value-type="float" office:value="2501.78042465877" calcext:value-type="float">
            <text:p>2501.78042465877</text:p>
          </table:table-cell>
          <table:table-cell table:formula="of:=([.D39]*[.H39])*[.K39]" office:value-type="float" office:value="49161.7444713761" calcext:value-type="float">
            <text:p>49161.7444713761</text:p>
          </table:table-cell>
          <table:table-cell table:formula="of:=([.D38]*[.H38])*[.$L$3]+[.D38]" office:value-type="float" office:value="4594.55555807254" calcext:value-type="float">
            <text:p>4594.55555807254</text:p>
          </table:table-cell>
          <table:table-cell table:formula="of:=[.C39]/[.B39]" office:value-type="float" office:value="19.6507031499703" calcext:value-type="float">
            <text:p>19.65070314997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39]" office:value-type="float" office:value="0.5" calcext:value-type="float">
            <text:p>0.5</text:p>
          </table:table-cell>
          <table:table-cell table:number-columns-repeated="2"/>
          <table:table-cell table:formula="of:=14+0.2*[.A39]" office:value-type="float" office:value="21.4" calcext:value-type="float">
            <text:p>21.4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([.D40]*[.G40])*[.$J$3]+[.B39]" office:value-type="float" office:value="2879.19034550044" calcext:value-type="float">
            <text:p>2879.19034550044</text:p>
          </table:table-cell>
          <table:table-cell table:formula="of:=([.D40]*[.H40])*[.K40]" office:value-type="float" office:value="57064.3800312609" calcext:value-type="float">
            <text:p>57064.3800312609</text:p>
          </table:table-cell>
          <table:table-cell table:formula="of:=([.D39]*[.H39])*[.$L$3]+[.D39]" office:value-type="float" office:value="5283.73889178342" calcext:value-type="float">
            <text:p>5283.73889178342</text:p>
          </table:table-cell>
          <table:table-cell table:formula="of:=[.C40]/[.B40]" office:value-type="float" office:value="19.8195927269763" calcext:value-type="float">
            <text:p>19.819592726976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0]" office:value-type="float" office:value="0.5" calcext:value-type="float">
            <text:p>0.5</text:p>
          </table:table-cell>
          <table:table-cell table:number-columns-repeated="2"/>
          <table:table-cell table:formula="of:=14+0.2*[.A40]" office:value-type="float" office:value="21.6" calcext:value-type="float">
            <text:p>21.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([.D41]*[.G41])*[.$J$3]+[.B40]" office:value-type="float" office:value="3313.21175446836" calcext:value-type="float">
            <text:p>3313.21175446836</text:p>
          </table:table-cell>
          <table:table-cell table:formula="of:=([.D41]*[.H41])*[.K41]" office:value-type="float" office:value="66231.6670085051" calcext:value-type="float">
            <text:p>66231.6670085051</text:p>
          </table:table-cell>
          <table:table-cell table:formula="of:=([.D40]*[.H40])*[.$L$3]+[.D40]" office:value-type="float" office:value="6076.29972555093" calcext:value-type="float">
            <text:p>6076.29972555093</text:p>
          </table:table-cell>
          <table:table-cell table:formula="of:=[.C41]/[.B41]" office:value-type="float" office:value="19.9901702386458" calcext:value-type="float">
            <text:p>19.990170238645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1]" office:value-type="float" office:value="0.5" calcext:value-type="float">
            <text:p>0.5</text:p>
          </table:table-cell>
          <table:table-cell table:number-columns-repeated="2"/>
          <table:table-cell table:formula="of:=14+0.2*[.A41]" office:value-type="float" office:value="21.8" calcext:value-type="float">
            <text:p>21.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([.D42]*[.G42])*[.$J$3]+[.B41]" office:value-type="float" office:value="3812.33637478148" calcext:value-type="float">
            <text:p>3812.33637478148</text:p>
          </table:table-cell>
          <table:table-cell table:formula="of:=([.D42]*[.H42])*[.K42]" office:value-type="float" office:value="76865.1915282192" calcext:value-type="float">
            <text:p>76865.1915282192</text:p>
          </table:table-cell>
          <table:table-cell table:formula="of:=([.D41]*[.H41])*[.$L$3]+[.D41]" office:value-type="float" office:value="6987.74468438357" calcext:value-type="float">
            <text:p>6987.74468438357</text:p>
          </table:table-cell>
          <table:table-cell table:formula="of:=[.C42]/[.B42]" office:value-type="float" office:value="20.1622270365965" calcext:value-type="float">
            <text:p>20.162227036596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2]" office:value-type="float" office:value="0.5" calcext:value-type="float">
            <text:p>0.5</text:p>
          </table:table-cell>
          <table:table-cell table:number-columns-repeated="2"/>
          <table:table-cell table:formula="of:=14+0.2*[.A4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([.D43]*[.G43])*[.$J$3]+[.B42]" office:value-type="float" office:value="4386.32968814156" calcext:value-type="float">
            <text:p>4386.32968814156</text:p>
          </table:table-cell>
          <table:table-cell table:formula="of:=([.D43]*[.H43])*[.K43]" office:value-type="float" office:value="89198.5608961562" calcext:value-type="float">
            <text:p>89198.5608961562</text:p>
          </table:table-cell>
          <table:table-cell table:formula="of:=([.D42]*[.H42])*[.$L$3]+[.D42]" office:value-type="float" office:value="8035.9063870411" calcext:value-type="float">
            <text:p>8035.9063870411</text:p>
          </table:table-cell>
          <table:table-cell table:formula="of:=[.C43]/[.B43]" office:value-type="float" office:value="20.3355805965303" calcext:value-type="float">
            <text:p>20.33558059653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3]" office:value-type="float" office:value="0.5" calcext:value-type="float">
            <text:p>0.5</text:p>
          </table:table-cell>
          <table:table-cell table:number-columns-repeated="2"/>
          <table:table-cell table:formula="of:=14+0.2*[.A43]" office:value-type="float" office:value="22.2" calcext:value-type="float">
            <text:p>22.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([.D44]*[.G44])*[.$J$3]+[.B43]" office:value-type="float" office:value="5046.42199850565" calcext:value-type="float">
            <text:p>5046.42199850565</text:p>
          </table:table-cell>
          <table:table-cell table:formula="of:=([.D44]*[.H44])*[.K44]" office:value-type="float" office:value="103502.474265089" calcext:value-type="float">
            <text:p>103502.474265089</text:p>
          </table:table-cell>
          <table:table-cell table:formula="of:=([.D43]*[.H43])*[.$L$3]+[.D43]" office:value-type="float" office:value="9241.29234509727" calcext:value-type="float">
            <text:p>9241.29234509727</text:p>
          </table:table-cell>
          <table:table-cell table:formula="of:=[.C44]/[.B44]" office:value-type="float" office:value="20.5100711545207" calcext:value-type="float">
            <text:p>20.510071154520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4]" office:value-type="float" office:value="0.5" calcext:value-type="float">
            <text:p>0.5</text:p>
          </table:table-cell>
          <table:table-cell table:number-columns-repeated="2"/>
          <table:table-cell table:formula="of:=14+0.2*[.A44]" office:value-type="float" office:value="22.4" calcext:value-type="float">
            <text:p>22.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([.D45]*[.G45])*[.$J$3]+[.B44]" office:value-type="float" office:value="5805.52815542435" calcext:value-type="float">
            <text:p>5805.52815542435</text:p>
          </table:table-cell>
          <table:table-cell table:formula="of:=([.D45]*[.H45])*[.K45]" office:value-type="float" office:value="120090.594024539" calcext:value-type="float">
            <text:p>120090.594024539</text:p>
          </table:table-cell>
          <table:table-cell table:formula="of:=([.D44]*[.H44])*[.$L$3]+[.D44]" office:value-type="float" office:value="10627.4861968619" calcext:value-type="float">
            <text:p>10627.4861968619</text:p>
          </table:table-cell>
          <table:table-cell table:formula="of:=[.C45]/[.B45]" office:value-type="float" office:value="20.685558800078" calcext:value-type="float">
            <text:p>20.68555880007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5]" office:value-type="float" office:value="0.5" calcext:value-type="float">
            <text:p>0.5</text:p>
          </table:table-cell>
          <table:table-cell table:number-columns-repeated="2"/>
          <table:table-cell table:formula="of:=14+0.2*[.A45]" office:value-type="float" office:value="22.6" calcext:value-type="float">
            <text:p>22.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([.D46]*[.G46])*[.$J$3]+[.B45]" office:value-type="float" office:value="6678.50023588086" calcext:value-type="float">
            <text:p>6678.50023588086</text:p>
          </table:table-cell>
          <table:table-cell table:formula="of:=([.D46]*[.H46])*[.K46]" office:value-type="float" office:value="139326.344040859" calcext:value-type="float">
            <text:p>139326.344040859</text:p>
          </table:table-cell>
          <table:table-cell table:formula="of:=([.D45]*[.H45])*[.$L$3]+[.D45]" office:value-type="float" office:value="12221.6091263911" calcext:value-type="float">
            <text:p>12221.6091263911</text:p>
          </table:table-cell>
          <table:table-cell table:formula="of:=[.C46]/[.B46]" office:value-type="float" office:value="20.8619209582887" calcext:value-type="float">
            <text:p>20.8619209582887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6]" office:value-type="float" office:value="0.5" calcext:value-type="float">
            <text:p>0.5</text:p>
          </table:table-cell>
          <table:table-cell table:number-columns-repeated="2"/>
          <table:table-cell table:formula="of:=14+0.2*[.A46]" office:value-type="float" office:value="22.8" calcext:value-type="float">
            <text:p>22.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([.D47]*[.G47])*[.$J$3]+[.B46]" office:value-type="float" office:value="7682.41812840585" calcext:value-type="float">
            <text:p>7682.41812840585</text:p>
          </table:table-cell>
          <table:table-cell table:formula="of:=([.D47]*[.H47])*[.K47]" office:value-type="float" office:value="161630.780696523" calcext:value-type="float">
            <text:p>161630.780696523</text:p>
          </table:table-cell>
          <table:table-cell table:formula="of:=([.D46]*[.H46])*[.$L$3]+[.D46]" office:value-type="float" office:value="14054.8504953498" calcext:value-type="float">
            <text:p>14054.8504953498</text:p>
          </table:table-cell>
          <table:table-cell table:formula="of:=[.C47]/[.B47]" office:value-type="float" office:value="21.0390502046342" calcext:value-type="float">
            <text:p>21.039050204634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7]" office:value-type="float" office:value="0.5" calcext:value-type="float">
            <text:p>0.5</text:p>
          </table:table-cell>
          <table:table-cell table:number-columns-repeated="2"/>
          <table:table-cell table:formula="of:=14+0.2*[.A47]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([.D48]*[.G48])*[.$J$3]+[.B47]" office:value-type="float" office:value="8836.92370480958" calcext:value-type="float">
            <text:p>8836.92370480958</text:p>
          </table:table-cell>
          <table:table-cell table:formula="of:=([.D48]*[.H48])*[.K48]" office:value-type="float" office:value="187491.705607966" calcext:value-type="float">
            <text:p>187491.705607966</text:p>
          </table:table-cell>
          <table:table-cell table:formula="of:=([.D47]*[.H47])*[.$L$3]+[.D47]" office:value-type="float" office:value="16163.0780696523" calcext:value-type="float">
            <text:p>16163.0780696523</text:p>
          </table:table-cell>
          <table:table-cell table:formula="of:=[.C48]/[.B48]" office:value-type="float" office:value="21.2168523652549" calcext:value-type="float">
            <text:p>21.216852365254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8]" office:value-type="float" office:value="0.5" calcext:value-type="float">
            <text:p>0.5</text:p>
          </table:table-cell>
          <table:table-cell table:number-columns-repeated="2"/>
          <table:table-cell table:formula="of:=14+0.2*[.A48]" office:value-type="float" office:value="23.2" calcext:value-type="float">
            <text:p>23.2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([.D49]*[.G49])*[.$J$3]+[.B48]" office:value-type="float" office:value="10164.6051176739" calcext:value-type="float">
            <text:p>10164.6051176739</text:p>
          </table:table-cell>
          <table:table-cell table:formula="of:=([.D49]*[.H49])*[.K49]" office:value-type="float" office:value="217474.215427171" calcext:value-type="float">
            <text:p>217474.215427171</text:p>
          </table:table-cell>
          <table:table-cell table:formula="of:=([.D48]*[.H48])*[.$L$3]+[.D48]" office:value-type="float" office:value="18587.5397801001" calcext:value-type="float">
            <text:p>18587.5397801001</text:p>
          </table:table-cell>
          <table:table-cell table:formula="of:=[.C49]/[.B49]" office:value-type="float" office:value="21.3952448628855" calcext:value-type="float">
            <text:p>21.395244862885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49]" office:value-type="float" office:value="0.5" calcext:value-type="float">
            <text:p>0.5</text:p>
          </table:table-cell>
          <table:table-cell table:number-columns-repeated="2"/>
          <table:table-cell table:formula="of:=14+0.2*[.A49]" office:value-type="float" office:value="23.4" calcext:value-type="float">
            <text:p>23.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([.D50]*[.G50])*[.$J$3]+[.B49]" office:value-type="float" office:value="11691.4387424678" calcext:value-type="float">
            <text:p>11691.4387424678</text:p>
          </table:table-cell>
          <table:table-cell table:formula="of:=([.D50]*[.H50])*[.K50]" office:value-type="float" office:value="252232.914815959" calcext:value-type="float">
            <text:p>252232.914815959</text:p>
          </table:table-cell>
          <table:table-cell table:formula="of:=([.D49]*[.H49])*[.$L$3]+[.D49]" office:value-type="float" office:value="21375.6707471151" calcext:value-type="float">
            <text:p>21375.6707471151</text:p>
          </table:table-cell>
          <table:table-cell table:formula="of:=[.C50]/[.B50]" office:value-type="float" office:value="21.5741552748125" calcext:value-type="float">
            <text:p>21.574155274812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0]" office:value-type="float" office:value="0.5" calcext:value-type="float">
            <text:p>0.5</text:p>
          </table:table-cell>
          <table:table-cell table:number-columns-repeated="2"/>
          <table:table-cell table:formula="of:=14+0.2*[.A50]" office:value-type="float" office:value="23.6" calcext:value-type="float">
            <text:p>23.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([.D51]*[.G51])*[.$J$3]+[.B50]" office:value-type="float" office:value="13447.2974109808" calcext:value-type="float">
            <text:p>13447.2974109808</text:p>
          </table:table-cell>
          <table:table-cell table:formula="of:=([.D51]*[.H51])*[.K51]" office:value-type="float" office:value="292526.054174271" calcext:value-type="float">
            <text:p>292526.054174271</text:p>
          </table:table-cell>
          <table:table-cell table:formula="of:=([.D50]*[.H50])*[.$L$3]+[.D50]" office:value-type="float" office:value="24582.0213591824" calcext:value-type="float">
            <text:p>24582.0213591824</text:p>
          </table:table-cell>
          <table:table-cell table:formula="of:=[.C51]/[.B51]" office:value-type="float" office:value="21.7535200742566" calcext:value-type="float">
            <text:p>21.753520074256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1]" office:value-type="float" office:value="0.5" calcext:value-type="float">
            <text:p>0.5</text:p>
          </table:table-cell>
          <table:table-cell table:number-columns-repeated="2"/>
          <table:table-cell table:formula="of:=14+0.2*[.A51]" office:value-type="float" office:value="23.8" calcext:value-type="float">
            <text:p>23.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([.D52]*[.G52])*[.$J$3]+[.B51]" office:value-type="float" office:value="15466.5348797708" calcext:value-type="float">
            <text:p>15466.5348797708</text:p>
          </table:table-cell>
          <table:table-cell table:formula="of:=([.D52]*[.H52])*[.K52]" office:value-type="float" office:value="339231.894756717" calcext:value-type="float">
            <text:p>339231.894756717</text:p>
          </table:table-cell>
          <table:table-cell table:formula="of:=([.D51]*[.H51])*[.$L$3]+[.D51]" office:value-type="float" office:value="28269.3245630598" calcext:value-type="float">
            <text:p>28269.3245630598</text:p>
          </table:table-cell>
          <table:table-cell table:formula="of:=[.C52]/[.B52]" office:value-type="float" office:value="21.9332835307803" calcext:value-type="float">
            <text:p>21.933283530780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2]" office:value-type="float" office:value="0.5" calcext:value-type="float">
            <text:p>0.5</text:p>
          </table:table-cell>
          <table:table-cell table:number-columns-repeated="2"/>
          <table:table-cell table:formula="of:=14+0.2*[.A52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([.D53]*[.G53])*[.$J$3]+[.B52]" office:value-type="float" office:value="17788.6579688793" calcext:value-type="float">
            <text:p>17788.6579688793</text:p>
          </table:table-cell>
          <table:table-cell table:formula="of:=([.D53]*[.H53])*[.K53]" office:value-type="float" office:value="393367.651294977" calcext:value-type="float">
            <text:p>393367.651294977</text:p>
          </table:table-cell>
          <table:table-cell table:formula="of:=([.D52]*[.H52])*[.$L$3]+[.D52]" office:value-type="float" office:value="32509.7232475187" calcext:value-type="float">
            <text:p>32509.7232475187</text:p>
          </table:table-cell>
          <table:table-cell table:formula="of:=[.C53]/[.B53]" office:value-type="float" office:value="22.1133967488251" calcext:value-type="float">
            <text:p>22.113396748825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3]" office:value-type="float" office:value="0.5" calcext:value-type="float">
            <text:p>0.5</text:p>
          </table:table-cell>
          <table:table-cell table:number-columns-repeated="2"/>
          <table:table-cell table:formula="of:=14+0.2*[.A53]" office:value-type="float" office:value="24.2" calcext:value-type="float">
            <text:p>24.2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([.D54]*[.G54])*[.$J$3]+[.B53]" office:value-type="float" office:value="20459.0995213541" calcext:value-type="float">
            <text:p>20459.0995213541</text:p>
          </table:table-cell>
          <table:table-cell table:formula="of:=([.D54]*[.H54])*[.K54]" office:value-type="float" office:value="456111.417162688" calcext:value-type="float">
            <text:p>456111.417162688</text:p>
          </table:table-cell>
          <table:table-cell table:formula="of:=([.D53]*[.H53])*[.$L$3]+[.D53]" office:value-type="float" office:value="37386.1817346465" calcext:value-type="float">
            <text:p>37386.1817346465</text:p>
          </table:table-cell>
          <table:table-cell table:formula="of:=[.C54]/[.B54]" office:value-type="float" office:value="22.293816826426" calcext:value-type="float">
            <text:p>22.29381682642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4]" office:value-type="float" office:value="0.5" calcext:value-type="float">
            <text:p>0.5</text:p>
          </table:table-cell>
          <table:table-cell table:number-columns-repeated="2"/>
          <table:table-cell table:formula="of:=14+0.2*[.A54]" office:value-type="float" office:value="24.4" calcext:value-type="float">
            <text:p>24.4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([.D55]*[.G55])*[.$J$3]+[.B54]" office:value-type="float" office:value="23530.1073067" calcext:value-type="float">
            <text:p>23530.1073067</text:p>
          </table:table-cell>
          <table:table-cell table:formula="of:=([.D55]*[.H55])*[.K55]" office:value-type="float" office:value="528827.540636575" calcext:value-type="float">
            <text:p>528827.540636575</text:p>
          </table:table-cell>
          <table:table-cell table:formula="of:=([.D54]*[.H54])*[.$L$3]+[.D54]" office:value-type="float" office:value="42994.1089948435" calcext:value-type="float">
            <text:p>42994.1089948435</text:p>
          </table:table-cell>
          <table:table-cell table:formula="of:=[.C55]/[.B55]" office:value-type="float" office:value="22.4745061186353" calcext:value-type="float">
            <text:p>22.4745061186353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5]" office:value-type="float" office:value="0.5" calcext:value-type="float">
            <text:p>0.5</text:p>
          </table:table-cell>
          <table:table-cell table:number-columns-repeated="2"/>
          <table:table-cell table:formula="of:=14+0.2*[.A55]" office:value-type="float" office:value="24.6" calcext:value-type="float">
            <text:p>24.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([.D56]*[.G56])*[.$J$3]+[.B55]" office:value-type="float" office:value="27061.7662598479" calcext:value-type="float">
            <text:p>27061.7662598479</text:p>
          </table:table-cell>
          <table:table-cell table:formula="of:=([.D56]*[.H56])*[.K56]" office:value-type="float" office:value="613095.994266469" calcext:value-type="float">
            <text:p>613095.994266469</text:p>
          </table:table-cell>
          <table:table-cell table:formula="of:=([.D55]*[.H55])*[.$L$3]+[.D55]" office:value-type="float" office:value="49443.22534407" calcext:value-type="float">
            <text:p>49443.22534407</text:p>
          </table:table-cell>
          <table:table-cell table:formula="of:=[.C56]/[.B56]" office:value-type="float" office:value="22.6554315922879" calcext:value-type="float">
            <text:p>22.655431592287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6]" office:value-type="float" office:value="0.5" calcext:value-type="float">
            <text:p>0.5</text:p>
          </table:table-cell>
          <table:table-cell table:number-columns-repeated="2"/>
          <table:table-cell table:formula="of:=14+0.2*[.A56]" office:value-type="float" office:value="24.8" calcext:value-type="float">
            <text:p>24.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[.D57]*[.G57])*[.$J$3]+[.B56]" office:value-type="float" office:value="31123.1740559679" calcext:value-type="float">
            <text:p>31123.1740559679</text:p>
          </table:table-cell>
          <table:table-cell table:formula="of:=([.D57]*[.H57])*[.K57]" office:value-type="float" office:value="710746.364321007" calcext:value-type="float">
            <text:p>710746.364321007</text:p>
          </table:table-cell>
          <table:table-cell table:formula="of:=([.D56]*[.H56])*[.$L$3]+[.D56]" office:value-type="float" office:value="56859.7091456806" calcext:value-type="float">
            <text:p>56859.7091456806</text:p>
          </table:table-cell>
          <table:table-cell table:formula="of:=[.C57]/[.B57]" office:value-type="float" office:value="22.8365642605376" calcext:value-type="float">
            <text:p>22.836564260537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7]" office:value-type="float" office:value="0.5" calcext:value-type="float">
            <text:p>0.5</text:p>
          </table:table-cell>
          <table:table-cell table:number-columns-repeated="2"/>
          <table:table-cell table:formula="of:=14+0.2*[.A57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[.D58]*[.G58])*[.$J$3]+[.B57]" office:value-type="float" office:value="35793.793021506" calcext:value-type="float">
            <text:p>35793.793021506</text:p>
          </table:table-cell>
          <table:table-cell table:formula="of:=([.D58]*[.H58])*[.K58]" office:value-type="float" office:value="823897.185520911" calcext:value-type="float">
            <text:p>823897.185520911</text:p>
          </table:table-cell>
          <table:table-cell table:formula="of:=([.D57]*[.H57])*[.$L$3]+[.D57]" office:value-type="float" office:value="65388.6655175326" calcext:value-type="float">
            <text:p>65388.6655175326</text:p>
          </table:table-cell>
          <table:table-cell table:formula="of:=[.C58]/[.B58]" office:value-type="float" office:value="23.0178786871201" calcext:value-type="float">
            <text:p>23.0178786871201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8]" office:value-type="float" office:value="0.5" calcext:value-type="float">
            <text:p>0.5</text:p>
          </table:table-cell>
          <table:table-cell table:number-columns-repeated="2"/>
          <table:table-cell table:formula="of:=14+0.2*[.A58]" office:value-type="float" office:value="25.2" calcext:value-type="float">
            <text:p>25.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([.D59]*[.G59])*[.$J$3]+[.B58]" office:value-type="float" office:value="41165.0048318747" calcext:value-type="float">
            <text:p>41165.0048318747</text:p>
          </table:table-cell>
          <table:table-cell table:formula="of:=([.D59]*[.H59])*[.K59]" office:value-type="float" office:value="955001.459883564" calcext:value-type="float">
            <text:p>955001.459883564</text:p>
          </table:table-cell>
          <table:table-cell table:formula="of:=([.D58]*[.H58])*[.$L$3]+[.D58]" office:value-type="float" office:value="75196.9653451625" calcext:value-type="float">
            <text:p>75196.9653451625</text:p>
          </table:table-cell>
          <table:table-cell table:formula="of:=[.C59]/[.B59]" office:value-type="float" office:value="23.1993525516142" calcext:value-type="float">
            <text:p>23.1993525516142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59]" office:value-type="float" office:value="0.5" calcext:value-type="float">
            <text:p>0.5</text:p>
          </table:table-cell>
          <table:table-cell table:number-columns-repeated="2"/>
          <table:table-cell table:formula="of:=14+0.2*[.A59]" office:value-type="float" office:value="25.4" calcext:value-type="float">
            <text:p>25.4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([.D60]*[.G60])*[.$J$3]+[.B59]" office:value-type="float" office:value="47341.8984137988" calcext:value-type="float">
            <text:p>47341.8984137988</text:p>
          </table:table-cell>
          <table:table-cell table:formula="of:=([.D60]*[.H60])*[.K60]" office:value-type="float" office:value="1106899.32988079" calcext:value-type="float">
            <text:p>1106899.32988079</text:p>
          </table:table-cell>
          <table:table-cell table:formula="of:=([.D59]*[.H59])*[.$L$3]+[.D59]" office:value-type="float" office:value="86476.5101469369" calcext:value-type="float">
            <text:p>86476.5101469369</text:p>
          </table:table-cell>
          <table:table-cell table:formula="of:=[.C60]/[.B60]" office:value-type="float" office:value="23.3809662680989" calcext:value-type="float">
            <text:p>23.3809662680989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0]" office:value-type="float" office:value="0.5" calcext:value-type="float">
            <text:p>0.5</text:p>
          </table:table-cell>
          <table:table-cell table:number-columns-repeated="2"/>
          <table:table-cell table:formula="of:=14+0.2*[.A60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([.D61]*[.G61])*[.$J$3]+[.B60]" office:value-type="float" office:value="54445.3260330115" calcext:value-type="float">
            <text:p>54445.3260330115</text:p>
          </table:table-cell>
          <table:table-cell table:formula="of:=([.D61]*[.H61])*[.K61]" office:value-type="float" office:value="1282879.02802981" calcext:value-type="float">
            <text:p>1282879.02802981</text:p>
          </table:table-cell>
          <table:table-cell table:formula="of:=([.D60]*[.H60])*[.$L$3]+[.D60]" office:value-type="float" office:value="99447.9866689774" calcext:value-type="float">
            <text:p>99447.9866689774</text:p>
          </table:table-cell>
          <table:table-cell table:formula="of:=[.C61]/[.B61]" office:value-type="float" office:value="23.5627026505814" calcext:value-type="float">
            <text:p>23.5627026505814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1]" office:value-type="float" office:value="0.5" calcext:value-type="float">
            <text:p>0.5</text:p>
          </table:table-cell>
          <table:table-cell table:number-columns-repeated="2"/>
          <table:table-cell table:formula="of:=14+0.2*[.A61]" office:value-type="float" office:value="25.8" calcext:value-type="float">
            <text:p>25.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([.D62]*[.G62])*[.$J$3]+[.B61]" office:value-type="float" office:value="62614.267795106" calcext:value-type="float">
            <text:p>62614.267795106</text:p>
          </table:table-cell>
          <table:table-cell table:formula="of:=([.D62]*[.H62])*[.K62]" office:value-type="float" office:value="1486747.40070121" calcext:value-type="float">
            <text:p>1486747.40070121</text:p>
          </table:table-cell>
          <table:table-cell table:formula="of:=([.D61]*[.H61])*[.$L$3]+[.D61]" office:value-type="float" office:value="114365.184669324" calcext:value-type="float">
            <text:p>114365.184669324</text:p>
          </table:table-cell>
          <table:table-cell table:formula="of:=[.C62]/[.B62]" office:value-type="float" office:value="23.7445466194115" calcext:value-type="float">
            <text:p>23.7445466194115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1-[.G62]" office:value-type="float" office:value="0.5" calcext:value-type="float">
            <text:p>0.5</text:p>
          </table:table-cell>
          <table:table-cell table:number-columns-repeated="2"/>
          <table:table-cell table:formula="of:=14+0.2*[.A62]" office:value-type="float" office:value="26" calcext:value-type="float">
            <text:p>26</text:p>
          </table:table-cell>
          <table:table-cell/>
        </table:table-row>
      </table:table>
      <table:table table:name="Modelbased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2" table:number-columns-repeated="2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Income</text:p>
          </table:table-cell>
          <table:table-cell office:value-type="string" calcext:value-type="string">
            <text:p>Income/Income</text:p>
          </table:table-cell>
          <table:table-cell office:value-type="string" calcext:value-type="string">
            <text:p>Installed DPS</text:p>
          </table:table-cell>
          <table:table-cell office:value-type="string" calcext:value-type="string">
            <text:p>DPS/$</text:p>
          </table:table-cell>
          <table:table-cell table:number-columns-repeated="2"/>
          <table:table-cell office:value-type="string" calcext:value-type="string">
            <text:p>ACCE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formula="of:=[.B2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2]^[.A2]" office:value-type="float" office:value="1" calcext:value-type="float">
            <text:p>1</text:p>
          </table:table-cell>
          <table:table-cell table:formula="of:=-11*10^(1-[.A2])*(10^[.A2]-11^[.A2])" office:value-type="float" office:value="-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]*(1+0.1)^[.A3]" office:value-type="float" office:value="11" calcext:value-type="float">
            <text:p>11</text:p>
          </table:table-cell>
          <table:table-cell/>
          <table:table-cell table:formula="of:=[.B3]*[.E$2]+[.D2]" office:value-type="float" office:value="21" calcext:value-type="float">
            <text:p>21</text:p>
          </table:table-cell>
          <table:table-cell/>
          <table:table-cell table:formula="of:=[.B3]^[.A3]" office:value-type="float" office:value="11" calcext:value-type="float">
            <text:p>11</text:p>
          </table:table-cell>
          <table:table-cell table:formula="of:=-11*10^(1-[.A3])*(10^[.A3]-11^[.A3]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]*(1+0.1)^[.A4]" office:value-type="float" office:value="12.1" calcext:value-type="float">
            <text:p>12.1</text:p>
          </table:table-cell>
          <table:table-cell/>
          <table:table-cell table:formula="of:=[.B4]*[.E$2]+[.D3]" office:value-type="float" office:value="33.1" calcext:value-type="float">
            <text:p>33.1</text:p>
          </table:table-cell>
          <table:table-cell/>
          <table:table-cell table:formula="of:=[.B4]^[.A4]" office:value-type="float" office:value="146.41" calcext:value-type="float">
            <text:p>146.41</text:p>
          </table:table-cell>
          <table:table-cell table:formula="of:=-11*10^(1-[.A4])*(10^[.A4]-11^[.A4])" office:value-type="float" office:value="23.1" calcext:value-type="float">
            <text:p>23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]*(1+0.1)^[.A5]" office:value-type="float" office:value="13.31" calcext:value-type="float">
            <text:p>13.31</text:p>
          </table:table-cell>
          <table:table-cell/>
          <table:table-cell table:formula="of:=[.B5]*[.E$2]+[.D4]" office:value-type="float" office:value="46.41" calcext:value-type="float">
            <text:p>46.41</text:p>
          </table:table-cell>
          <table:table-cell/>
          <table:table-cell table:formula="of:=[.B5]^[.A5]" office:value-type="float" office:value="2357.947691" calcext:value-type="float">
            <text:p>2357.947691</text:p>
          </table:table-cell>
          <table:table-cell table:formula="of:=-11*10^(1-[.A5])*(10^[.A5]-11^[.A5])" office:value-type="float" office:value="36.41" calcext:value-type="float">
            <text:p>36.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]*(1+0.1)^[.A6]" office:value-type="float" office:value="14.641" calcext:value-type="float">
            <text:p>14.641</text:p>
          </table:table-cell>
          <table:table-cell/>
          <table:table-cell table:formula="of:=[.B6]*[.E$2]+[.D5]" office:value-type="float" office:value="61.051" calcext:value-type="float">
            <text:p>61.051</text:p>
          </table:table-cell>
          <table:table-cell/>
          <table:table-cell table:formula="of:=[.B6]^[.A6]" office:value-type="float" office:value="45949.7298635722" calcext:value-type="float">
            <text:p>45949.7298635722</text:p>
          </table:table-cell>
          <table:table-cell table:formula="of:=-11*10^(1-[.A6])*(10^[.A6]-11^[.A6])" office:value-type="float" office:value="51.051" calcext:value-type="float">
            <text:p>51.05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]*(1+0.1)^[.A7]" office:value-type="float" office:value="16.1051" calcext:value-type="float">
            <text:p>16.1051</text:p>
          </table:table-cell>
          <table:table-cell/>
          <table:table-cell table:formula="of:=[.B7]*[.E$2]+[.D6]" office:value-type="float" office:value="77.1561" calcext:value-type="float">
            <text:p>77.1561</text:p>
          </table:table-cell>
          <table:table-cell/>
          <table:table-cell table:formula="of:=[.B7]^[.A7]" office:value-type="float" office:value="1083470.59433884" calcext:value-type="float">
            <text:p>1083470.59433884</text:p>
          </table:table-cell>
          <table:table-cell table:formula="of:=-11*10^(1-[.A7])*(10^[.A7]-11^[.A7])" office:value-type="float" office:value="67.1561" calcext:value-type="float">
            <text:p>67.156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]*(1+0.1)^[.A8]" office:value-type="float" office:value="17.71561" calcext:value-type="float">
            <text:p>17.71561</text:p>
          </table:table-cell>
          <table:table-cell/>
          <table:table-cell table:formula="of:=[.B8]*[.E$2]+[.D7]" office:value-type="float" office:value="94.87171" calcext:value-type="float">
            <text:p>94.87171</text:p>
          </table:table-cell>
          <table:table-cell/>
          <table:table-cell table:formula="of:=[.B8]^[.A8]" office:value-type="float" office:value="30912680.5328708" calcext:value-type="float">
            <text:p>30912680.5328708</text:p>
          </table:table-cell>
          <table:table-cell table:formula="of:=-11*10^(1-[.A8])*(10^[.A8]-11^[.A8])" office:value-type="float" office:value="84.87171" calcext:value-type="float">
            <text:p>84.8717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]*(1+0.1)^[.A9]" office:value-type="float" office:value="19.487171" calcext:value-type="float">
            <text:p>19.487171</text:p>
          </table:table-cell>
          <table:table-cell/>
          <table:table-cell table:formula="of:=[.B9]*[.E$2]+[.D8]" office:value-type="float" office:value="114.358881" calcext:value-type="float">
            <text:p>114.358881</text:p>
          </table:table-cell>
          <table:table-cell/>
          <table:table-cell table:formula="of:=[.B9]^[.A9]" office:value-type="float" office:value="1067189571.6336" calcext:value-type="float">
            <text:p>1067189571.6336</text:p>
          </table:table-cell>
          <table:table-cell table:formula="of:=-11*10^(1-[.A9])*(10^[.A9]-11^[.A9])" office:value-type="float" office:value="104.358881" calcext:value-type="float">
            <text:p>104.35888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2]*(1+0.1)^[.A10]" office:value-type="float" office:value="21.4358881" calcext:value-type="float">
            <text:p>21.4358881</text:p>
          </table:table-cell>
          <table:table-cell/>
          <table:table-cell table:formula="of:=[.B10]*[.E$2]+[.D9]" office:value-type="float" office:value="135.7947691" calcext:value-type="float">
            <text:p>135.7947691</text:p>
          </table:table-cell>
          <table:table-cell/>
          <table:table-cell table:formula="of:=[.B10]^[.A10]" office:value-type="float" office:value="44579156845.2593" calcext:value-type="float">
            <text:p>44579156845.2593</text:p>
          </table:table-cell>
          <table:table-cell table:formula="of:=-11*10^(1-[.A10])*(10^[.A10]-11^[.A10])" office:value-type="float" office:value="125.7947691" calcext:value-type="float">
            <text:p>125.794769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2]*(1+0.1)^[.A11]" office:value-type="float" office:value="23.57947691" calcext:value-type="float">
            <text:p>23.57947691</text:p>
          </table:table-cell>
          <table:table-cell/>
          <table:table-cell table:formula="of:=[.B11]*[.E$2]+[.D10]" office:value-type="float" office:value="159.37424601" calcext:value-type="float">
            <text:p>159.37424601</text:p>
          </table:table-cell>
          <table:table-cell/>
          <table:table-cell table:formula="of:=[.B11]^[.A11]" office:value-type="float" office:value="2253240236044.03" calcext:value-type="float">
            <text:p>2253240236044.03</text:p>
          </table:table-cell>
          <table:table-cell table:formula="of:=-11*10^(1-[.A11])*(10^[.A11]-11^[.A11])" office:value-type="float" office:value="149.37424601" calcext:value-type="float">
            <text:p>149.3742460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$2]*(1+0.1)^[.A12]" office:value-type="float" office:value="25.937424601" calcext:value-type="float">
            <text:p>25.937424601</text:p>
          </table:table-cell>
          <table:table-cell/>
          <table:table-cell table:formula="of:=[.B12]*[.E$2]+[.D11]" office:value-type="float" office:value="185.311670611" calcext:value-type="float">
            <text:p>185.311670611</text:p>
          </table:table-cell>
          <table:table-cell/>
          <table:table-cell table:formula="of:=[.B12]^[.A12]" office:value-type="float" office:value="137806123398224" calcext:value-type="float">
            <text:p>137806123398224</text:p>
          </table:table-cell>
          <table:table-cell table:formula="of:=-11*10^(1-[.A12])*(10^[.A12]-11^[.A12])" office:value-type="float" office:value="175.311670611" calcext:value-type="float">
            <text:p>175.311670611</text:p>
          </table:table-cell>
          <table:table-cell/>
        </table:table-row>
      </table:table>
      <table:table table:name="wintermaulwars" table:style-name="ta1">
        <table:table-column table:style-name="co14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Shire 1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Award</text:p>
          </table:table-cell>
          <table:table-cell/>
          <table:table-cell office:value-type="string" calcext:value-type="string">
            <text:p>Stock max</text:p>
          </table:table-cell>
          <table:table-cell office:value-type="string" calcext:value-type="string">
            <text:p>Stock Replenish</text:p>
          </table:table-cell>
          <table:table-cell office:value-type="string" calcext:value-type="string">
            <text:p>Dela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ou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gineer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ght Ranger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lker</text:p>
          </table:table-cell>
          <table:table-cell office:value-type="float" office:value="700" calcext:value-type="float">
            <text:p>70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ter Runner</text:p>
          </table:table-cell>
          <table:table-cell office:value-type="float" office:value="900" calcext:value-type="float">
            <text:p>900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Ice Troll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60" calcext:value-type="float">
            <text:p>260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Wolf Rider</text:p>
          </table:table-cell>
          <table:table-cell office:value-type="float" office:value="1200" calcext:value-type="float">
            <text:p>1200</text:p>
          </table:table-cell>
          <table:table-cell office:value-type="float" office:value="126" calcext:value-type="float">
            <text:p>1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vercraft</text:p>
          </table:table-cell>
          <table:table-cell office:value-type="float" office:value="1400" calcext:value-type="float">
            <text:p>1400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oblin Machine</text:p>
          </table:table-cell>
          <table:table-cell office:value-type="float" office:value="1700" calcext:value-type="float">
            <text:p>1700</text:p>
          </table:table-cell>
          <table:table-cell office:value-type="float" office:value="155" calcext:value-type="float">
            <text:p>15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380" calcext:value-type="float">
            <text:p>380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Factions:</text:p>
          </table:table-cell>
          <table:table-cell office:value-type="string" calcext:value-type="string">
            <text:p>Blood Pool</text:p>
          </table:table-cell>
          <table:table-cell office:value-type="string" calcext:value-type="string">
            <text:p>Gravity Chamber</text:p>
          </table:table-cell>
          <table:table-cell office:value-type="string" calcext:value-type="string">
            <text:p>Air Sanctuary </text:p>
          </table:table-cell>
          <table:table-cell office:value-type="string" calcext:value-type="string">
            <text:p>Poison Pool</text:p>
          </table:table-cell>
          <table:table-cell office:value-type="string" calcext:value-type="string">
            <text:p>Stone Sanctuary</text:p>
          </table:table-cell>
          <table:table-cell office:value-type="string" calcext:value-type="string">
            <text:p>Earth Gate </text:p>
          </table:table-cell>
          <table:table-cell office:value-type="string" calcext:value-type="string">
            <text:p>Power Plant</text:p>
          </table:table-cell>
          <table:table-cell office:value-type="string" calcext:value-type="string">
            <text:p>Crystal Castl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ire Minion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TODO Splash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lare Tower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lame Dancer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0.8" calcext:value-type="float">
            <text:p>0.8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eteor Watch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st Furna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lame Staff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Blood Warrio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 Hound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0.85" calcext:value-type="float">
            <text:p>0.8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 Reiver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 Knight</text:p>
          </table:table-cell>
          <table:table-cell office:value-type="float" office:value="550" calcext:value-type="float">
            <text:p>550</text:p>
          </table:table-cell>
          <table:table-cell office:value-type="float" office:value="275" calcext:value-type="float">
            <text:p>275</text:p>
          </table:table-cell>
          <table:table-cell office:value-type="float" office:value="0.7" calcext:value-type="float">
            <text:p>0.7</text:p>
          </table:table-cell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lood Sentinel</text:p>
          </table:table-cell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vinkari the Demon</text:p>
          </table:table-cell>
          <table:table-cell office:value-type="float" office:value="2800" calcext:value-type="float">
            <text:p>2800</text:p>
          </table:table-cell>
          <table:table-cell office:value-type="float" office:value="800" calcext:value-type="float">
            <text:p>800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0T18:00:45.302900558</meta:creation-date>
    <dc:date>2022-10-22T23:13:20.457180760</dc:date>
    <meta:editing-duration>P19DT7H41M4S</meta:editing-duration>
    <meta:editing-cycles>6</meta:editing-cycles>
    <meta:generator>LibreOffice/7.3.5.2$Linux_X86_64 LibreOffice_project/30$Build-2</meta:generator>
    <meta:document-statistic meta:table-count="5" meta:cell-count="100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line" chart:style-name="ch1">
        <chart:legend chart:legend-position="end" svg:x="12.609cm" svg:y="3.208cm" style:legend-expansion="high" chart:style-name="ch2"/>
        <chart:plot-area chart:style-name="ch3" table:cell-range-address="Model.A2:Model.E40" chart:data-source-has-labels="row" svg:x="0.319cm" svg:y="0.18cm" svg:width="11.971cm" svg:height="8.646cm">
          <chart:coordinate-region svg:x="1.496cm" svg:y="0.379cm" svg:width="10.794cm" svg:height="7.65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odel.A3:Model.A40" chart:label-cell-address="Model.A2:Model.A2" chart:class="chart:line">
            <chart:data-point chart:repeated="38"/>
          </chart:series>
          <chart:series chart:style-name="ch7" chart:values-cell-range-address="Model.B3:Model.B40" chart:label-cell-address="Model.B2:Model.B2" chart:class="chart:line">
            <chart:data-point chart:repeated="38"/>
          </chart:series>
          <chart:series chart:style-name="ch8" chart:values-cell-range-address="Model.C3:Model.C40" chart:label-cell-address="Model.C2:Model.C2" chart:class="chart:line">
            <chart:data-point chart:repeated="38"/>
          </chart:series>
          <chart:series chart:style-name="ch9" chart:values-cell-range-address="Model.D3:Model.D40" chart:label-cell-address="Model.D2:Model.D2" chart:class="chart:line">
            <chart:data-point chart:repeated="38"/>
          </chart:series>
          <chart:series chart:style-name="ch10" chart:values-cell-range-address="Model.E3:Model.E40" chart:label-cell-address="Model.E2:Model.E2" chart:class="chart:line"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</text:p>
                <draw:g>
                  <svg:desc>Model.A2:Model.A2</svg:desc>
                </draw:g>
              </table:table-cell>
              <table:table-cell office:value-type="string">
                <text:p>DPS on Field</text:p>
                <draw:g>
                  <svg:desc>Model.B2:Model.B2</svg:desc>
                </draw:g>
              </table:table-cell>
              <table:table-cell office:value-type="string">
                <text:p>HP sent</text:p>
                <draw:g>
                  <svg:desc>Model.C2:Model.C2</svg:desc>
                </draw:g>
              </table:table-cell>
              <table:table-cell office:value-type="string">
                <text:p>Income</text:p>
                <draw:g>
                  <svg:desc>Model.D2:Model.D2</svg:desc>
                </draw:g>
              </table:table-cell>
              <table:table-cell office:value-type="string">
                <text:p>HP/DPS</text:p>
                <draw:g>
                  <svg:desc>Model.E2:Model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del.A3:Model.A40</svg:desc>
                </draw:g>
              </table:table-cell>
              <table:table-cell office:value-type="float" office:value="2.14285714285714">
                <text:p>2.14285714285714</text:p>
                <draw:g>
                  <svg:desc>Model.B3:Model.B40</svg:desc>
                </draw:g>
              </table:table-cell>
              <table:table-cell office:value-type="float" office:value="213">
                <text:p>213</text:p>
                <draw:g>
                  <svg:desc>Model.C3:Model.C40</svg:desc>
                </draw:g>
              </table:table-cell>
              <table:table-cell office:value-type="float" office:value="30">
                <text:p>30</text:p>
                <draw:g>
                  <svg:desc>Model.D3:Model.D40</svg:desc>
                </draw:g>
              </table:table-cell>
              <table:table-cell office:value-type="float" office:value="99.4">
                <text:p>99.4</text:p>
                <draw:g>
                  <svg:desc>Model.E3:Model.E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60714285714286">
                <text:p>4.60714285714286</text:p>
              </table:table-cell>
              <table:table-cell office:value-type="float" office:value="248.4">
                <text:p>248.4</text:p>
              </table:table-cell>
              <table:table-cell office:value-type="float" office:value="34.5">
                <text:p>34.5</text:p>
              </table:table-cell>
              <table:table-cell office:value-type="float" office:value="53.9162790697675">
                <text:p>53.9162790697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.44107142857143">
                <text:p>7.44107142857143</text:p>
              </table:table-cell>
              <table:table-cell office:value-type="float" office:value="289.6275">
                <text:p>289.6275</text:p>
              </table:table-cell>
              <table:table-cell office:value-type="float" office:value="39.675">
                <text:p>39.675</text:p>
              </table:table-cell>
              <table:table-cell office:value-type="float" office:value="38.9228221742261">
                <text:p>38.92282217422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.7000892857143">
                <text:p>10.7000892857143</text:p>
              </table:table-cell>
              <table:table-cell office:value-type="float" office:value="337.63425">
                <text:p>337.63425</text:p>
              </table:table-cell>
              <table:table-cell office:value-type="float" office:value="45.62625">
                <text:p>45.62625</text:p>
              </table:table-cell>
              <table:table-cell office:value-type="float" office:value="31.5543394998373">
                <text:p>31.55433949983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4.4479598214286">
                <text:p>14.4479598214286</text:p>
              </table:table-cell>
              <table:table-cell office:value-type="float" office:value="393.52640625">
                <text:p>393.52640625</text:p>
              </table:table-cell>
              <table:table-cell office:value-type="float" office:value="52.4701875">
                <text:p>52.4701875</text:p>
              </table:table-cell>
              <table:table-cell office:value-type="float" office:value="27.2375069638787">
                <text:p>27.2375069638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8.7580109375">
                <text:p>18.7580109375</text:p>
              </table:table-cell>
              <table:table-cell office:value-type="float" office:value="458.58943875">
                <text:p>458.58943875</text:p>
              </table:table-cell>
              <table:table-cell office:value-type="float" office:value="60.340715625">
                <text:p>60.340715625</text:p>
              </table:table-cell>
              <table:table-cell office:value-type="float" office:value="24.4476581380605">
                <text:p>24.44765813806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3.7145697209821">
                <text:p>23.7145697209821</text:p>
              </table:table-cell>
              <table:table-cell office:value-type="float" office:value="534.317036859375">
                <text:p>534.317036859375</text:p>
              </table:table-cell>
              <table:table-cell office:value-type="float" office:value="69.39182296875">
                <text:p>69.39182296875</text:p>
              </table:table-cell>
              <table:table-cell office:value-type="float" office:value="22.5311714758469">
                <text:p>22.53117147584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.4146123219866">
                <text:p>29.4146123219866</text:p>
              </table:table-cell>
              <table:table-cell office:value-type="float" office:value="622.444652029688">
                <text:p>622.444652029688</text:p>
              </table:table-cell>
              <table:table-cell office:value-type="float" office:value="79.8005964140625">
                <text:p>79.8005964140625</text:p>
              </table:table-cell>
              <table:table-cell office:value-type="float" office:value="21.1610693765434">
                <text:p>21.16106937654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.9696613131417">
                <text:p>35.9696613131417</text:p>
              </table:table-cell>
              <table:table-cell office:value-type="float" office:value="724.988418421758">
                <text:p>724.988418421758</text:p>
              </table:table-cell>
              <table:table-cell office:value-type="float" office:value="91.7706858761719">
                <text:p>91.7706858761719</text:p>
              </table:table-cell>
              <table:table-cell office:value-type="float" office:value="20.1555530954326">
                <text:p>20.15555309543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3.5079676529701">
                <text:p>43.5079676529701</text:p>
              </table:table-cell>
              <table:table-cell office:value-type="float" office:value="844.290310060781">
                <text:p>844.290310060781</text:p>
              </table:table-cell>
              <table:table-cell office:value-type="float" office:value="105.536288757598">
                <text:p>105.536288757598</text:p>
              </table:table-cell>
              <table:table-cell office:value-type="float" office:value="19.4054182625822">
                <text:p>19.40541826258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2.1770199437728">
                <text:p>52.1770199437728</text:p>
              </table:table-cell>
              <table:table-cell office:value-type="float" office:value="983.070529777022">
                <text:p>983.070529777022</text:p>
              </table:table-cell>
              <table:table-cell office:value-type="float" office:value="121.366732071237">
                <text:p>121.366732071237</text:p>
              </table:table-cell>
              <table:table-cell office:value-type="float" office:value="18.8410631890515">
                <text:p>18.84106318905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2.1464300781959">
                <text:p>62.1464300781959</text:p>
              </table:table-cell>
              <table:table-cell office:value-type="float" office:value="1144.48828343177">
                <text:p>1144.48828343177</text:p>
              </table:table-cell>
              <table:table-cell office:value-type="float" office:value="139.571741881923">
                <text:p>139.571741881923</text:p>
              </table:table-cell>
              <table:table-cell office:value-type="float" office:value="18.4159939998438">
                <text:p>18.415993999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3.6112517327824">
                <text:p>73.6112517327824</text:p>
              </table:table-cell>
              <table:table-cell office:value-type="float" office:value="1332.21227626295">
                <text:p>1332.21227626295</text:p>
              </table:table-cell>
              <table:table-cell office:value-type="float" office:value="160.507503164211">
                <text:p>160.507503164211</text:p>
              </table:table-cell>
              <table:table-cell office:value-type="float" office:value="18.0979435195457">
                <text:p>18.0979435195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6.7957966355569">
                <text:p>86.7957966355569</text:p>
              </table:table-cell>
              <table:table-cell office:value-type="float" office:value="1550.50248056628">
                <text:p>1550.50248056628</text:p>
              </table:table-cell>
              <table:table-cell office:value-type="float" office:value="184.583628638843">
                <text:p>184.583628638843</text:p>
              </table:table-cell>
              <table:table-cell office:value-type="float" office:value="17.8637968734433">
                <text:p>17.86379687344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1.958023273748">
                <text:p>101.958023273748</text:p>
              </table:table-cell>
              <table:table-cell office:value-type="float" office:value="1804.30496994469">
                <text:p>1804.30496994469</text:p>
              </table:table-cell>
              <table:table-cell office:value-type="float" office:value="212.271172934669">
                <text:p>212.271172934669</text:p>
              </table:table-cell>
              <table:table-cell office:value-type="float" office:value="17.6965471868781">
                <text:p>17.6965471868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9.394583907667">
                <text:p>119.394583907667</text:p>
              </table:table-cell>
              <table:table-cell office:value-type="float" office:value="2099.36190032388">
                <text:p>2099.36190032388</text:p>
              </table:table-cell>
              <table:table-cell office:value-type="float" office:value="244.11184887487">
                <text:p>244.11184887487</text:p>
              </table:table-cell>
              <table:table-cell office:value-type="float" office:value="17.5833930787632">
                <text:p>17.58339307876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9.446628636674">
                <text:p>139.446628636674</text:p>
              </table:table-cell>
              <table:table-cell office:value-type="float" office:value="2442.33904799307">
                <text:p>2442.33904799307</text:p>
              </table:table-cell>
              <table:table-cell office:value-type="float" office:value="280.7286262061">
                <text:p>280.7286262061</text:p>
              </table:table-cell>
              <table:table-cell office:value-type="float" office:value="17.5145076784649">
                <text:p>17.5145076784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62.506480075032">
                <text:p>162.506480075032</text:p>
              </table:table-cell>
              <table:table-cell office:value-type="float" office:value="2840.97369720574">
                <text:p>2840.97369720574</text:p>
              </table:table-cell>
              <table:table-cell office:value-type="float" office:value="322.837920137015">
                <text:p>322.837920137015</text:p>
              </table:table-cell>
              <table:table-cell office:value-type="float" office:value="17.4822179145964">
                <text:p>17.48221791459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89.025309229144">
                <text:p>189.025309229144</text:p>
              </table:table-cell>
              <table:table-cell office:value-type="float" office:value="3304.24611260235">
                <text:p>3304.24611260235</text:p>
              </table:table-cell>
              <table:table-cell office:value-type="float" office:value="371.263608157568">
                <text:p>371.263608157568</text:p>
              </table:table-cell>
              <table:table-cell office:value-type="float" office:value="17.4804428363443">
                <text:p>17.4804428363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19.521962756373">
                <text:p>219.521962756373</text:p>
              </table:table-cell>
              <table:table-cell office:value-type="float" office:value="3842.57834443083">
                <text:p>3842.57834443083</text:p>
              </table:table-cell>
              <table:table-cell office:value-type="float" office:value="426.953149381203">
                <text:p>426.953149381203</text:p>
              </table:table-cell>
              <table:table-cell office:value-type="float" office:value="17.5043002357598">
                <text:p>17.50430023575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54.593114312686">
                <text:p>254.593114312686</text:p>
              </table:table-cell>
              <table:table-cell office:value-type="float" office:value="4468.06470827429">
                <text:p>4468.06470827429</text:p>
              </table:table-cell>
              <table:table-cell office:value-type="float" office:value="490.996121788383">
                <text:p>490.996121788383</text:p>
              </table:table-cell>
              <table:table-cell office:value-type="float" office:value="17.5498254158858">
                <text:p>17.5498254158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94.924938602446">
                <text:p>294.924938602446</text:p>
              </table:table-cell>
              <table:table-cell office:value-type="float" office:value="5194.7389685211">
                <text:p>5194.7389685211</text:p>
              </table:table-cell>
              <table:table-cell office:value-type="float" office:value="564.645540056641">
                <text:p>564.645540056641</text:p>
              </table:table-cell>
              <table:table-cell office:value-type="float" office:value="17.6137663811588">
                <text:p>17.6137663811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1.30653653567">
                <text:p>341.30653653567</text:p>
              </table:table-cell>
              <table:table-cell office:value-type="float" office:value="6038.88405090578">
                <text:p>6038.88405090578</text:p>
              </table:table-cell>
              <table:table-cell office:value-type="float" office:value="649.342371065137">
                <text:p>649.342371065137</text:p>
              </table:table-cell>
              <table:table-cell office:value-type="float" office:value="17.6934321627756">
                <text:p>17.6934321627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94.645374158878">
                <text:p>394.645374158878</text:p>
              </table:table-cell>
              <table:table-cell office:value-type="float" office:value="7019.39103121413">
                <text:p>7019.39103121413</text:p>
              </table:table-cell>
              <table:table-cell office:value-type="float" office:value="746.743726724908">
                <text:p>746.743726724908</text:p>
              </table:table-cell>
              <table:table-cell office:value-type="float" office:value="17.7865787637187">
                <text:p>17.7865787637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55.985037425567">
                <text:p>455.985037425567</text:p>
              </table:table-cell>
              <table:table-cell office:value-type="float" office:value="8158.17521446962">
                <text:p>8158.17521446962</text:p>
              </table:table-cell>
              <table:table-cell office:value-type="float" office:value="858.755285733644">
                <text:p>858.755285733644</text:p>
              </table:table-cell>
              <table:table-cell office:value-type="float" office:value="17.8913221813804">
                <text:p>17.8913221813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6.525650182259">
                <text:p>526.525650182259</text:p>
              </table:table-cell>
              <table:table-cell office:value-type="float" office:value="9480.65835449943">
                <text:p>9480.65835449943</text:p>
              </table:table-cell>
              <table:table-cell office:value-type="float" office:value="987.56857859369">
                <text:p>987.56857859369</text:p>
              </table:table-cell>
              <table:table-cell office:value-type="float" office:value="18.006071216507">
                <text:p>18.0060712165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07.647354852455">
                <text:p>607.647354852455</text:p>
              </table:table-cell>
              <table:table-cell office:value-type="float" office:value="11016.3274942126">
                <text:p>11016.3274942126</text:p>
              </table:table-cell>
              <table:table-cell office:value-type="float" office:value="1135.70386538274">
                <text:p>1135.70386538274</text:p>
              </table:table-cell>
              <table:table-cell office:value-type="float" office:value="18.1294749433864">
                <text:p>18.12947494338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00.93731522318">
                <text:p>700.93731522318</text:p>
              </table:table-cell>
              <table:table-cell office:value-type="float" office:value="12799.3825628635">
                <text:p>12799.3825628635</text:p>
              </table:table-cell>
              <table:table-cell office:value-type="float" office:value="1306.05944519016">
                <text:p>1306.05944519016</text:p>
              </table:table-cell>
              <table:table-cell office:value-type="float" office:value="18.2603811851395">
                <text:p>18.2603811851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808.220769649514">
                <text:p>808.220769649514</text:p>
              </table:table-cell>
              <table:table-cell office:value-type="float" office:value="14869.4867834899">
                <text:p>14869.4867834899</text:p>
              </table:table-cell>
              <table:table-cell office:value-type="float" office:value="1501.96836196868">
                <text:p>1501.96836196868</text:p>
              </table:table-cell>
              <table:table-cell office:value-type="float" office:value="18.3978033501145">
                <text:p>18.3978033501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31.596742239799">
                <text:p>931.596742239799</text:p>
              </table:table-cell>
              <table:table-cell office:value-type="float" office:value="17272.6361626398">
                <text:p>17272.6361626398</text:p>
              </table:table-cell>
              <table:table-cell office:value-type="float" office:value="1727.26361626398">
                <text:p>1727.26361626398</text:p>
              </table:table-cell>
              <table:table-cell office:value-type="float" office:value="18.5408936930285">
                <text:p>18.54089369302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73.47911071863">
                <text:p>1073.47911071863</text:p>
              </table:table-cell>
              <table:table-cell office:value-type="float" office:value="20062.1669029061">
                <text:p>20062.1669029061</text:p>
              </table:table-cell>
              <table:table-cell office:value-type="float" office:value="1986.35315870358">
                <text:p>1986.35315870358</text:p>
              </table:table-cell>
              <table:table-cell office:value-type="float" office:value="18.68892156595">
                <text:p>18.688921565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236.64383446928">
                <text:p>1236.64383446928</text:p>
              </table:table-cell>
              <table:table-cell office:value-type="float" office:value="23299.922551593">
                <text:p>23299.922551593</text:p>
              </table:table-cell>
              <table:table-cell office:value-type="float" office:value="2284.30613250911">
                <text:p>2284.30613250911</text:p>
              </table:table-cell>
              <table:table-cell office:value-type="float" office:value="18.8412555839835">
                <text:p>18.8412555839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424.28326678253">
                <text:p>1424.28326678253</text:p>
              </table:table-cell>
              <table:table-cell office:value-type="float" office:value="27057.6061395705">
                <text:p>27057.6061395705</text:p>
              </table:table-cell>
              <table:table-cell office:value-type="float" office:value="2626.95205238548">
                <text:p>2626.95205238548</text:p>
              </table:table-cell>
              <table:table-cell office:value-type="float" office:value="18.9973488916246">
                <text:p>18.99734889162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40.06861394276">
                <text:p>1640.06861394276</text:p>
              </table:table-cell>
              <table:table-cell office:value-type="float" office:value="31418.3465465304">
                <text:p>31418.3465465304</text:p>
              </table:table-cell>
              <table:table-cell office:value-type="float" office:value="3020.9948602433">
                <text:p>3020.9948602433</text:p>
              </table:table-cell>
              <table:table-cell office:value-type="float" office:value="19.1567269072969">
                <text:p>19.1567269072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888.22176317703">
                <text:p>1888.22176317703</text:p>
              </table:table-cell>
              <table:table-cell office:value-type="float" office:value="36478.5129374379">
                <text:p>36478.5129374379</text:p>
              </table:table-cell>
              <table:table-cell office:value-type="float" office:value="3474.1440892798">
                <text:p>3474.1440892798</text:p>
              </table:table-cell>
              <table:table-cell office:value-type="float" office:value="19.3189770655227">
                <text:p>19.31897706552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173.59788479644">
                <text:p>2173.59788479644</text:p>
              </table:table-cell>
              <table:table-cell office:value-type="float" office:value="42349.8164483208">
                <text:p>42349.8164483208</text:p>
              </table:table-cell>
              <table:table-cell office:value-type="float" office:value="3995.26570267177">
                <text:p>3995.26570267177</text:p>
              </table:table-cell>
              <table:table-cell office:value-type="float" office:value="19.483740182369">
                <text:p>19.4837401823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501.78042465877">
                <text:p>2501.78042465877</text:p>
              </table:table-cell>
              <table:table-cell office:value-type="float" office:value="49161.7444713761">
                <text:p>49161.7444713761</text:p>
              </table:table-cell>
              <table:table-cell office:value-type="float" office:value="4594.55555807254">
                <text:p>4594.55555807254</text:p>
              </table:table-cell>
              <table:table-cell office:value-type="float" office:value="19.6507031499703">
                <text:p>19.65070314997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879.19034550044">
                <text:p>2879.19034550044</text:p>
              </table:table-cell>
              <table:table-cell office:value-type="float" office:value="57064.3800312609">
                <text:p>57064.3800312609</text:p>
              </table:table-cell>
              <table:table-cell office:value-type="float" office:value="5283.73889178342">
                <text:p>5283.73889178342</text:p>
              </table:table-cell>
              <table:table-cell office:value-type="float" office:value="19.8195927269763">
                <text:p>19.8195927269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